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5965in"/>
    </style:style>
    <style:style style:name="Table1.B" style:family="table-column">
      <style:table-column-properties style:column-width="1.3396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style:min-row-height="0.1368in"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Table1.124" style:family="table-row">
      <style:table-row-properties fo:background-color="transparent" fo:keep-together="always">
        <style:background-image/>
      </style:table-row-properties>
    </style:style>
    <style:style style:name="Table1.125" style:family="table-row">
      <style:table-row-properties fo:background-color="transparent" fo:keep-together="always">
        <style:background-image/>
      </style:table-row-properties>
    </style:style>
    <style:style style:name="Table1.126" style:family="table-row">
      <style:table-row-properties fo:background-color="transparent" fo:keep-together="always">
        <style:background-image/>
      </style:table-row-properties>
    </style:style>
    <style:style style:name="Table1.127" style:family="table-row">
      <style:table-row-properties fo:background-color="transparent" fo:keep-together="always">
        <style:background-image/>
      </style:table-row-properties>
    </style:style>
    <style:style style:name="Table1.128" style:family="table-row">
      <style:table-row-properties fo:background-color="transparent" fo:keep-together="always">
        <style:background-image/>
      </style:table-row-properties>
    </style:style>
    <style:style style:name="Table1.129" style:family="table-row">
      <style:table-row-properties fo:background-color="transparent" fo:keep-together="always">
        <style:background-image/>
      </style:table-row-properties>
    </style:style>
    <style:style style:name="Table1.130" style:family="table-row">
      <style:table-row-properties fo:background-color="transparent" fo:keep-together="always">
        <style:background-image/>
      </style:table-row-properties>
    </style:style>
    <style:style style:name="Table1.131" style:family="table-row">
      <style:table-row-properties fo:background-color="transparent" fo:keep-together="always">
        <style:background-image/>
      </style:table-row-properties>
    </style:style>
    <style:style style:name="Table1.132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paragraph-rsid="0041617d"/>
    </style:style>
    <style:style style:name="P2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3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5edbc5" style:font-size-asian="7.80000019073486pt" style:font-weight-asian="bold" style:font-size-complex="7.8000001907348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7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fo:language="cs" fo:country="CZ" officeooo:rsid="005b160f" officeooo:paragraph-rsid="005b160f" style:font-size-asian="7.80000019073486pt" style:font-size-complex="7.80000019073486pt"/>
    </style:style>
    <style:style style:name="P9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be4a5" officeooo:paragraph-rsid="005be4a5" style:font-size-asian="7.80000019073486pt" style:font-size-complex="7.80000019073486pt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c911a" officeooo:paragraph-rsid="005c911a" style:font-size-asian="7.80000019073486pt" style:font-size-complex="7.80000019073486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d7025" officeooo:paragraph-rsid="005d7025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5a2" officeooo:paragraph-rsid="005e35a2" style:font-size-asian="7.80000019073486pt" style:font-size-complex="7.80000019073486pt"/>
    </style:style>
    <style:style style:name="P13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38bf" officeooo:paragraph-rsid="005e38bf" style:font-size-asian="7.80000019073486pt" style:font-size-complex="7.8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Roboto1" fo:font-size="7.80000019073486pt" fo:language="cs" fo:country="CZ" officeooo:rsid="005edbc5" officeooo:paragraph-rsid="005edbc5" style:font-size-asian="7.80000019073486pt" style:font-size-complex="7.80000019073486pt"/>
    </style:style>
    <style:style style:name="P15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Roboto1" fo:font-size="7.80000019073486pt" fo:language="cs" fo:country="CZ" fo:font-weight="bold" officeooo:rsid="005edbc5" officeooo:paragraph-rsid="0077cd39" style:font-size-asian="7.80000019073486pt" style:font-weight-asian="bold" style:font-size-complex="7.8000001907348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Roboto1" fo:font-size="7.80000019073486pt" fo:language="en" fo:country="US" fo:font-weight="bold" officeooo:rsid="005edbc5" officeooo:paragraph-rsid="005edbc5" style:font-size-asian="7.80000019073486pt" style:font-weight-asian="bold" style:font-size-complex="7.8000001907348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Roboto1" fo:font-size="7.80000019073486pt" fo:language="en" fo:country="US" officeooo:rsid="005edbc5" officeooo:paragraph-rsid="005edbc5" style:font-size-asian="7.80000019073486pt" style:font-size-complex="7.80000019073486pt"/>
    </style:style>
    <style:style style:name="P19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647b01" officeooo:paragraph-rsid="0063a2d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5edbc5" officeooo:paragraph-rsid="0063a2d7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normal" officeooo:rsid="00647b01" officeooo:paragraph-rsid="0063a2d7" style:font-size-asian="9pt" style:font-weight-asian="normal" style:font-size-complex="9pt" style:font-weight-complex="normal"/>
    </style:style>
    <style:style style:name="P22" style:family="paragraph" style:parent-style-name="Example">
      <style:text-properties officeooo:paragraph-rsid="0053695c"/>
    </style:style>
    <style:style style:name="P23" style:family="paragraph" style:parent-style-name="Text_20_body">
      <style:text-properties officeooo:paragraph-rsid="0053695c"/>
    </style:style>
    <style:style style:name="P24" style:family="paragraph" style:parent-style-name="Text_20_body">
      <style:text-properties officeooo:paragraph-rsid="00552faf"/>
    </style:style>
    <style:style style:name="P25" style:family="paragraph" style:parent-style-name="Example">
      <style:text-properties fo:language="cs" fo:country="CZ" fo:font-style="normal" officeooo:rsid="0063a2d7" officeooo:paragraph-rsid="0063a2d7" style:font-style-asian="normal" style:font-style-complex="normal"/>
    </style:style>
    <style:style style:name="P26" style:family="paragraph" style:parent-style-name="Example">
      <style:text-properties fo:language="cs" fo:country="CZ" officeooo:rsid="0061f326" officeooo:paragraph-rsid="0061f326"/>
    </style:style>
    <style:style style:name="P27" style:family="paragraph" style:parent-style-name="Example">
      <style:text-properties fo:language="cs" fo:country="CZ" fo:font-style="italic" officeooo:rsid="0063a2d7" officeooo:paragraph-rsid="0063a2d7" style:font-style-asian="italic" style:font-style-complex="italic"/>
    </style:style>
    <style:style style:name="P28" style:family="paragraph" style:parent-style-name="Example">
      <style:text-properties fo:language="cs" fo:country="CZ" fo:font-weight="bold" officeooo:rsid="006b2392" officeooo:paragraph-rsid="0076cc69" style:font-weight-asian="bold" style:font-weight-complex="bold"/>
    </style:style>
    <style:style style:name="P29" style:family="paragraph" style:parent-style-name="Text_20_body">
      <style:text-properties fo:language="cs" fo:country="CZ" officeooo:rsid="00663dfc" officeooo:paragraph-rsid="00663dfc"/>
    </style:style>
    <style:style style:name="P30" style:family="paragraph" style:parent-style-name="Example">
      <style:text-properties fo:language="cs" fo:country="CZ" officeooo:rsid="006b2392" officeooo:paragraph-rsid="006b2392"/>
    </style:style>
    <style:style style:name="P31" style:family="paragraph" style:parent-style-name="Example">
      <style:text-properties fo:language="cs" fo:country="CZ" officeooo:rsid="006b2392" officeooo:paragraph-rsid="0076cc69"/>
    </style:style>
    <style:style style:name="P32" style:family="paragraph" style:parent-style-name="Text_20_body">
      <style:text-properties fo:language="cs" fo:country="CZ" officeooo:rsid="006759d4" officeooo:paragraph-rsid="0076cc69"/>
    </style:style>
    <style:style style:name="P33" style:family="paragraph" style:parent-style-name="Example">
      <style:text-properties officeooo:paragraph-rsid="00663dfc"/>
    </style:style>
    <style:style style:name="P34" style:family="paragraph" style:parent-style-name="Example">
      <style:text-properties officeooo:paragraph-rsid="00678360"/>
    </style:style>
    <style:style style:name="P35" style:family="paragraph" style:parent-style-name="Text_20_body">
      <style:text-properties officeooo:paragraph-rsid="00678360"/>
    </style:style>
    <style:style style:name="P36" style:family="paragraph" style:parent-style-name="Example">
      <style:text-properties officeooo:paragraph-rsid="00687e6c"/>
    </style:style>
    <style:style style:name="P37" style:family="paragraph" style:parent-style-name="Example">
      <style:text-properties officeooo:paragraph-rsid="006897f8"/>
    </style:style>
    <style:style style:name="P38" style:family="paragraph" style:parent-style-name="Text_20_body">
      <style:text-properties officeooo:rsid="00356034" officeooo:paragraph-rsid="006b2392"/>
    </style:style>
    <style:style style:name="P39" style:family="paragraph" style:parent-style-name="Example">
      <style:text-properties officeooo:paragraph-rsid="006b2392"/>
    </style:style>
    <style:style style:name="P40" style:family="paragraph" style:parent-style-name="Example">
      <style:text-properties fo:font-style="italic" fo:font-weight="bold" officeooo:rsid="006b9e6a" officeooo:paragraph-rsid="006b9e6a" style:font-style-asian="italic" style:font-weight-asian="bold" style:font-style-complex="italic" style:font-weight-complex="bold"/>
    </style:style>
    <style:style style:name="P41" style:family="paragraph" style:parent-style-name="Text_20_body">
      <style:text-properties fo:font-style="italic" officeooo:rsid="00663dfc" officeooo:paragraph-rsid="00663dfc" style:font-style-asian="italic" style:font-style-complex="italic"/>
    </style:style>
    <style:style style:name="P42" style:family="paragraph" style:parent-style-name="Text_20_body">
      <style:text-properties fo:font-style="italic" officeooo:rsid="00663dfc" officeooo:paragraph-rsid="006b2392" style:font-style-asian="italic" style:font-style-complex="italic"/>
    </style:style>
    <style:style style:name="P43" style:family="paragraph" style:parent-style-name="Text_20_body">
      <style:text-properties fo:font-style="italic" officeooo:rsid="006759d4" officeooo:paragraph-rsid="0076cc69" style:font-style-asian="italic" style:font-style-complex="italic"/>
    </style:style>
    <style:style style:name="P44" style:family="paragraph" style:parent-style-name="Text_20_body">
      <style:text-properties officeooo:paragraph-rsid="00522ce5"/>
    </style:style>
    <style:style style:name="P45" style:family="paragraph" style:parent-style-name="Text_20_body">
      <style:text-properties officeooo:paragraph-rsid="005596c4"/>
    </style:style>
    <style:style style:name="P46" style:family="paragraph" style:parent-style-name="Text_20_body">
      <style:text-properties officeooo:paragraph-rsid="0059de1b"/>
    </style:style>
    <style:style style:name="P47" style:family="paragraph" style:parent-style-name="Text_20_body">
      <style:text-properties officeooo:rsid="00663dfc" officeooo:paragraph-rsid="00663dfc"/>
    </style:style>
    <style:style style:name="P48" style:family="paragraph" style:parent-style-name="Text_20_body">
      <style:text-properties officeooo:rsid="00678360" officeooo:paragraph-rsid="00678360"/>
    </style:style>
    <style:style style:name="P49" style:family="paragraph" style:parent-style-name="Text_20_body">
      <style:text-properties officeooo:rsid="00687e6c" officeooo:paragraph-rsid="00687e6c"/>
    </style:style>
    <style:style style:name="P50" style:family="paragraph" style:parent-style-name="Text_20_body">
      <style:text-properties officeooo:rsid="006b8a79" officeooo:paragraph-rsid="006b8a79"/>
    </style:style>
    <style:style style:name="P51" style:family="paragraph" style:parent-style-name="Example">
      <style:text-properties officeooo:paragraph-rsid="0076cc69"/>
    </style:style>
    <style:style style:name="P52" style:family="paragraph" style:parent-style-name="Text_20_body">
      <style:text-properties officeooo:paragraph-rsid="0076cc69"/>
    </style:style>
    <style:style style:name="P53" style:family="paragraph" style:parent-style-name="Text_20_body">
      <style:text-properties officeooo:rsid="00522ce5" officeooo:paragraph-rsid="0075533b"/>
    </style:style>
    <style:style style:name="P54" style:family="paragraph" style:parent-style-name="Text_20_body">
      <style:paragraph-properties fo:margin-top="0in" fo:margin-bottom="0in" style:contextual-spacing="false"/>
      <style:text-properties fo:color="#666666" loext:opacity="100%" fo:font-size="8pt" fo:font-style="italic" officeooo:paragraph-rsid="0075533b" style:font-size-asian="8pt" style:font-style-asian="italic" style:font-size-complex="8pt" style:font-style-complex="italic"/>
    </style:style>
    <style:style style:name="P55" style:family="paragraph" style:parent-style-name="Title">
      <style:paragraph-properties fo:margin-left="0in" fo:text-indent="0in" style:auto-text-indent="false"/>
      <style:text-properties officeooo:paragraph-rsid="0075533b"/>
    </style:style>
    <style:style style:name="P56" style:family="paragraph" style:parent-style-name="Example">
      <style:text-properties fo:language="cs" fo:country="CZ" fo:font-style="normal" fo:font-weight="bold" officeooo:rsid="007b49ac" officeooo:paragraph-rsid="007b49ac" style:font-style-asian="normal" style:font-weight-asian="bold" style:font-style-complex="normal" style:font-weight-complex="bold"/>
    </style:style>
    <style:style style:name="P57" style:family="paragraph" style:parent-style-name="Example">
      <style:text-properties fo:language="cs" fo:country="CZ" fo:font-weight="bold" officeooo:rsid="006b8a79" officeooo:paragraph-rsid="007b49ac" style:font-weight-asian="bold" style:font-weight-complex="bold"/>
    </style:style>
    <style:style style:name="P58" style:family="paragraph" style:parent-style-name="Example">
      <style:text-properties officeooo:rsid="007b49ac" officeooo:paragraph-rsid="007b49ac"/>
    </style:style>
    <style:style style:name="P59" style:family="paragraph" style:parent-style-name="Example">
      <style:text-properties officeooo:rsid="00356034" officeooo:paragraph-rsid="006b2392"/>
    </style:style>
    <style:style style:name="P60" style:family="paragraph" style:parent-style-name="Example">
      <style:text-properties fo:font-style="normal" fo:font-weight="bold" officeooo:rsid="006b8a79" officeooo:paragraph-rsid="007c80b9" style:font-style-asian="normal" style:font-weight-asian="bold" style:font-style-complex="normal" style:font-weight-complex="bold"/>
    </style:style>
    <style:style style:name="P61" style:family="paragraph" style:parent-style-name="Example">
      <style:text-properties officeooo:rsid="007c80b9" officeooo:paragraph-rsid="007c80b9"/>
    </style:style>
    <style:style style:name="P62" style:family="paragraph" style:parent-style-name="Example">
      <style:text-properties officeooo:rsid="006897f8" officeooo:paragraph-rsid="0076cc69"/>
    </style:style>
    <style:style style:name="P63" style:family="paragraph" style:parent-style-name="Heading_20_1">
      <style:text-properties officeooo:rsid="00522ce5" officeooo:paragraph-rsid="00522ce5"/>
    </style:style>
    <style:style style:name="P64" style:family="paragraph" style:parent-style-name="Heading_20_1">
      <style:text-properties officeooo:rsid="00522ce5" officeooo:paragraph-rsid="006b2392"/>
    </style:style>
    <style:style style:name="P65" style:family="paragraph" style:parent-style-name="Heading_20_1">
      <style:text-properties fo:language="cs" fo:country="CZ" officeooo:rsid="0053695c" officeooo:paragraph-rsid="0053695c"/>
    </style:style>
    <style:style style:name="P66" style:family="paragraph" style:parent-style-name="Heading_20_1">
      <style:text-properties fo:language="cs" fo:country="CZ" officeooo:rsid="00573062" officeooo:paragraph-rsid="00573062"/>
    </style:style>
    <style:style style:name="P67" style:family="paragraph" style:parent-style-name="Heading_20_1">
      <style:text-properties fo:language="cs" fo:country="CZ" officeooo:rsid="00573062" officeooo:paragraph-rsid="0076cc69"/>
    </style:style>
    <style:style style:name="P68" style:family="paragraph" style:parent-style-name="Heading_20_1">
      <style:text-properties fo:language="cs" fo:country="CZ" officeooo:rsid="0061f326" officeooo:paragraph-rsid="0061f326"/>
    </style:style>
    <style:style style:name="P69" style:family="paragraph" style:parent-style-name="Heading_20_1">
      <style:text-properties fo:language="cs" fo:country="CZ" officeooo:rsid="00586720" officeooo:paragraph-rsid="0076cc69"/>
    </style:style>
    <style:style style:name="P70" style:family="paragraph" style:parent-style-name="Heading_20_1">
      <style:text-properties fo:language="cs" fo:country="CZ" officeooo:rsid="006759d4" officeooo:paragraph-rsid="0076cc69"/>
    </style:style>
    <style:style style:name="P71" style:family="paragraph" style:parent-style-name="Heading_20_1">
      <style:text-properties fo:language="cs" fo:country="CZ" officeooo:rsid="006759d4" officeooo:paragraph-rsid="006759d4"/>
    </style:style>
    <style:style style:name="P72" style:family="paragraph" style:parent-style-name="Heading_20_1">
      <style:text-properties fo:language="cs" fo:country="CZ" officeooo:rsid="0059de1b" officeooo:paragraph-rsid="0059de1b"/>
    </style:style>
    <style:style style:name="P73" style:family="paragraph" style:parent-style-name="Heading_20_1">
      <style:text-properties fo:language="cs" fo:country="CZ" officeooo:rsid="00687e6c" officeooo:paragraph-rsid="00687e6c"/>
    </style:style>
    <style:style style:name="P74" style:family="paragraph" style:parent-style-name="Heading_20_1">
      <style:text-properties fo:language="cs" fo:country="CZ" officeooo:rsid="00522ce5" officeooo:paragraph-rsid="00522ce5"/>
    </style:style>
    <style:style style:name="P75" style:family="paragraph" style:parent-style-name="Heading_20_1">
      <style:text-properties officeooo:paragraph-rsid="0041617d"/>
    </style:style>
    <style:style style:name="P76" style:family="paragraph" style:parent-style-name="Heading_20_1">
      <style:text-properties officeooo:paragraph-rsid="005596c4"/>
    </style:style>
    <style:style style:name="P77" style:family="paragraph" style:parent-style-name="Table_20_Contents">
      <style:paragraph-properties fo:text-align="start" style:justify-single-word="false"/>
      <style:text-properties style:font-name="Roboto1" fo:font-size="9pt" fo:language="cs" fo:country="CZ" fo:font-weight="bold" officeooo:rsid="005edbc5" officeooo:paragraph-rsid="005edbc5" style:font-size-asian="9pt" style:font-weight-asian="bold" style:font-size-complex="9pt" style:font-weight-complex="bold"/>
    </style:style>
    <style:style style:name="P78" style:family="paragraph" style:parent-style-name="Text_20_body">
      <style:text-properties officeooo:rsid="007c80b9" officeooo:paragraph-rsid="007c80b9"/>
    </style:style>
    <style:style style:name="P79" style:family="paragraph" style:parent-style-name="Text_20_body">
      <style:text-properties officeooo:rsid="006759d4" officeooo:paragraph-rsid="0076cc69"/>
    </style:style>
    <style:style style:name="P80" style:family="paragraph" style:parent-style-name="Text_20_body">
      <style:text-properties fo:font-size="12pt" fo:font-weight="bold" officeooo:rsid="007e275f" officeooo:paragraph-rsid="007e275f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size="9pt" fo:font-weight="normal" officeooo:rsid="007e275f" officeooo:paragraph-rsid="007e275f" style:font-size-asian="7.84999990463257pt" style:font-weight-asian="normal" style:font-size-complex="9pt" style:font-weight-complex="normal"/>
    </style:style>
    <style:style style:name="P82" style:family="paragraph" style:parent-style-name="Text_20_body">
      <style:text-properties fo:font-size="9pt" fo:font-weight="normal" officeooo:rsid="00801f1a" officeooo:paragraph-rsid="00801f1a" style:font-size-asian="7.84999990463257pt" style:font-weight-asian="normal" style:font-size-complex="9pt" style:font-weight-complex="normal"/>
    </style:style>
    <style:style style:name="P83" style:family="paragraph" style:parent-style-name="Text_20_body">
      <style:text-properties officeooo:paragraph-rsid="0076cc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767f17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647b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f5329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752e0" style:font-style-asian="italic" style:font-weight-asian="bold" style:font-style-complex="italic" style:font-weight-complex="bold"/>
    </style:style>
    <style:style style:name="T8" style:family="text">
      <style:text-properties style:font-name="Roboto" fo:font-size="9pt" fo:language="cs" fo:country="CZ" officeooo:rsid="005596c4" style:font-size-asian="9pt" style:font-size-complex="9pt"/>
    </style:style>
    <style:style style:name="T9" style:family="text">
      <style:text-properties style:font-name="Roboto" fo:font-size="9pt" fo:language="cs" fo:country="CZ" officeooo:rsid="00678360" style:font-size-asian="9pt" style:font-size-complex="9pt"/>
    </style:style>
    <style:style style:name="T10" style:family="text">
      <style:text-properties style:font-name="Roboto" fo:font-size="9pt" fo:language="cs" fo:country="CZ" fo:font-style="italic" style:font-size-asian="9pt" style:font-style-asian="italic" style:font-size-complex="9pt" style:font-style-complex="italic"/>
    </style:style>
    <style:style style:name="T11" style:family="text">
      <style:text-properties style:font-name="Roboto" fo:font-size="9pt" fo:language="cs" fo:country="CZ" fo:font-style="normal" style:font-size-asian="9pt" style:font-style-asian="normal" style:font-size-complex="9pt" style:font-style-complex="normal"/>
    </style:style>
    <style:style style:name="T12" style:family="text">
      <style:text-properties style:font-name="Roboto" fo:font-size="9pt" fo:language="cs" fo:country="CZ" fo:font-style="normal" officeooo:rsid="007c80b9" style:font-size-asian="9pt" style:font-style-asian="normal" style:font-size-complex="9pt" style:font-style-complex="normal"/>
    </style:style>
    <style:style style:name="T13" style:family="text">
      <style:text-properties style:font-name="Roboto" fo:font-size="9pt" fo:language="cs" fo:country="CZ" fo:font-style="normal" officeooo:rsid="007e275f" style:font-size-asian="9pt" style:font-style-asian="normal" style:font-size-complex="9pt" style:font-style-complex="normal"/>
    </style:style>
    <style:style style:name="T14" style:family="text">
      <style:text-properties style:font-name="Robot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Roboto" fo:font-size="9pt" fo:font-style="italic" fo:font-weight="normal" officeooo:rsid="007c80b9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Robo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style:font-name="Roboto" fo:font-size="9pt" fo:font-style="normal" fo:font-weight="normal" officeooo:rsid="003482f1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Roboto" fo:font-size="9pt" fo:font-style="normal" fo:font-weight="normal" officeooo:rsid="00713083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Roboto" fo:font-size="9pt" fo:font-style="normal" style:font-size-asian="9pt" style:font-style-asian="normal" style:font-size-complex="9pt" style:font-style-complex="normal"/>
    </style:style>
    <style:style style:name="T20" style:family="text">
      <style:text-properties style:font-name="Roboto" fo:font-size="9pt" fo:font-style="normal" officeooo:rsid="00713083" style:font-size-asian="9pt" style:font-style-asian="normal" style:font-size-complex="9pt" style:font-style-complex="normal"/>
    </style:style>
    <style:style style:name="T21" style:family="text">
      <style:text-properties style:font-name="Roboto" fo:font-size="9pt" fo:font-style="normal" officeooo:rsid="003482f1" style:font-size-asian="9pt" style:font-style-asian="normal" style:font-size-complex="9pt" style:font-style-complex="normal"/>
    </style:style>
    <style:style style:name="T22" style:family="text">
      <style:text-properties style:font-name="Roboto" fo:font-size="9pt" style:font-size-asian="9pt" style:font-size-complex="9pt"/>
    </style:style>
    <style:style style:name="T23" style:family="text">
      <style:text-properties style:font-name="Roboto" fo:font-size="9pt" officeooo:rsid="007c80b9" style:font-size-asian="9pt" style:font-size-complex="9pt"/>
    </style:style>
    <style:style style:name="T24" style:family="text">
      <style:text-properties style:font-name="Roboto1" fo:font-size="9pt" fo:font-style="italic" fo:font-weight="bold" officeooo:rsid="001d411a" style:font-size-asian="9pt" style:font-style-asian="italic" style:font-weight-asian="bold" style:font-size-complex="9pt" style:font-style-complex="italic" style:font-weight-complex="bold"/>
    </style:style>
    <style:style style:name="T25" style:family="text">
      <style:text-properties style:font-name="Roboto1" fo:font-size="9pt" fo:font-style="italic" fo:font-weight="bold" officeooo:rsid="0030dc0c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style:font-name="Roboto1" fo:font-size="9pt" fo:font-style="italic" fo:font-weight="bold" officeooo:rsid="004b7151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style:font-name="Roboto1" fo:font-size="9pt" fo:font-style="italic" fo:font-weight="bold" officeooo:rsid="004a14f3" style:font-size-asian="9pt" style:font-style-asian="italic" style:font-weight-asian="bold" style:font-size-complex="9pt" style:font-style-complex="italic" style:font-weight-complex="bold"/>
    </style:style>
    <style:style style:name="T28" style:family="text">
      <style:text-properties style:font-name="Roboto1" fo:font-size="9pt" fo:language="cs" fo:country="CZ" fo:font-style="italic" fo:font-weight="normal" officeooo:rsid="0059de1b" style:font-size-asian="9pt" style:font-style-asian="italic" style:font-weight-asian="normal" style:font-size-complex="9pt" style:font-style-complex="italic" style:font-weight-complex="normal"/>
    </style:style>
    <style:style style:name="T29" style:family="text">
      <style:text-properties style:font-name="Roboto1" fo:font-size="9pt" fo:language="cs" fo:country="CZ" fo:font-style="italic" fo:font-weight="bold" officeooo:rsid="0059de1b" style:font-size-asian="9pt" style:font-style-asian="italic" style:font-weight-asian="bold" style:font-size-complex="9pt" style:font-style-complex="italic" style:font-weight-complex="bold"/>
    </style:style>
    <style:style style:name="T30" style:family="text">
      <style:text-properties officeooo:rsid="00356034"/>
    </style:style>
    <style:style style:name="T31" style:family="text">
      <style:text-properties officeooo:rsid="003752e0"/>
    </style:style>
    <style:style style:name="T32" style:family="text">
      <style:text-properties fo:language="cs" fo:country="CZ"/>
    </style:style>
    <style:style style:name="T33" style:family="text">
      <style:text-properties fo:language="cs" fo:country="CZ" officeooo:rsid="00522ce5"/>
    </style:style>
    <style:style style:name="T34" style:family="text">
      <style:text-properties fo:language="cs" fo:country="CZ" fo:font-style="italic" style:font-style-asian="italic" style:font-style-complex="italic"/>
    </style:style>
    <style:style style:name="T35" style:family="text">
      <style:text-properties fo:language="cs" fo:country="CZ" fo:font-style="italic" officeooo:rsid="0053695c" style:font-style-asian="italic" style:font-style-complex="italic"/>
    </style:style>
    <style:style style:name="T36" style:family="text">
      <style:text-properties fo:language="cs" fo:country="CZ" fo:font-style="italic" officeooo:rsid="005596c4" style:font-style-asian="italic" style:font-style-complex="italic"/>
    </style:style>
    <style:style style:name="T37" style:family="text">
      <style:text-properties fo:language="cs" fo:country="CZ" fo:font-style="italic" officeooo:rsid="00573062" style:font-style-asian="italic" style:font-style-complex="italic"/>
    </style:style>
    <style:style style:name="T38" style:family="text">
      <style:text-properties fo:language="cs" fo:country="CZ" fo:font-style="italic" officeooo:rsid="00586720" style:font-style-asian="italic" style:font-style-complex="italic"/>
    </style:style>
    <style:style style:name="T39" style:family="text">
      <style:text-properties fo:language="cs" fo:country="CZ" fo:font-style="italic" officeooo:rsid="005b160f" style:font-style-asian="italic" style:font-style-complex="italic"/>
    </style:style>
    <style:style style:name="T40" style:family="text">
      <style:text-properties fo:language="cs" fo:country="CZ" fo:font-style="italic" officeooo:rsid="00678360" style:font-style-asian="italic" style:font-style-complex="italic"/>
    </style:style>
    <style:style style:name="T41" style:family="text">
      <style:text-properties fo:language="cs" fo:country="CZ" fo:font-style="italic" officeooo:rsid="0069bff4" style:font-style-asian="italic" style:font-style-complex="italic"/>
    </style:style>
    <style:style style:name="T42" style:family="text">
      <style:text-properties fo:language="cs" fo:country="CZ" fo:font-style="italic" officeooo:rsid="00713083" style:font-style-asian="italic" style:font-style-complex="italic"/>
    </style:style>
    <style:style style:name="T43" style:family="text">
      <style:text-properties fo:language="cs" fo:country="CZ" fo:font-style="italic" officeooo:rsid="0075533b" style:font-style-asian="italic" style:font-style-complex="italic"/>
    </style:style>
    <style:style style:name="T44" style:family="text">
      <style:text-properties fo:language="cs" fo:country="CZ" fo:font-style="italic" officeooo:rsid="0076cc69" style:font-style-asian="italic" style:font-style-complex="italic"/>
    </style:style>
    <style:style style:name="T45" style:family="text">
      <style:text-properties fo:language="cs" fo:country="CZ" fo:font-style="italic" officeooo:rsid="007e275f" style:font-style-asian="italic" style:font-style-complex="italic"/>
    </style:style>
    <style:style style:name="T46" style:family="text">
      <style:text-properties fo:language="cs" fo:country="CZ" fo:font-style="italic" officeooo:rsid="00801f1a" style:font-style-asian="italic" style:font-style-complex="italic"/>
    </style:style>
    <style:style style:name="T47" style:family="text">
      <style:text-properties fo:language="cs" fo:country="CZ" fo:font-style="italic" officeooo:rsid="0059de1b" style:font-style-asian="italic" style:font-style-complex="italic"/>
    </style:style>
    <style:style style:name="T48" style:family="text">
      <style:text-properties fo:language="cs" fo:country="CZ" fo:font-style="italic" officeooo:rsid="0061bd62" style:font-style-asian="italic" style:font-style-complex="italic"/>
    </style:style>
    <style:style style:name="T49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language="cs" fo:country="CZ" fo:font-style="italic" fo:font-weight="bold" officeooo:rsid="00573062" style:font-style-asian="italic" style:font-weight-asian="bold" style:font-style-complex="italic" style:font-weight-complex="bold"/>
    </style:style>
    <style:style style:name="T51" style:family="text">
      <style:text-properties fo:language="cs" fo:country="CZ" fo:font-style="italic" fo:font-weight="bold" officeooo:rsid="006b2392" style:font-style-asian="italic" style:font-weight-asian="bold" style:font-style-complex="italic" style:font-weight-complex="bold"/>
    </style:style>
    <style:style style:name="T52" style:family="text">
      <style:text-properties fo:language="cs" fo:country="CZ" fo:font-style="italic" fo:font-weight="bold" officeooo:rsid="006b8a79" style:font-style-asian="italic" style:font-weight-asian="bold" style:font-style-complex="italic" style:font-weight-complex="bold"/>
    </style:style>
    <style:style style:name="T53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language="cs" fo:country="CZ" fo:font-style="italic" fo:font-weight="normal" officeooo:rsid="00767f17" style:font-style-asian="italic" style:font-weight-asian="normal" style:font-style-complex="italic" style:font-weight-complex="normal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0053695c" style:font-style-asian="normal" style:font-style-complex="normal"/>
    </style:style>
    <style:style style:name="T57" style:family="text">
      <style:text-properties fo:language="cs" fo:country="CZ" fo:font-style="normal" officeooo:rsid="005596c4" style:font-style-asian="normal" style:font-style-complex="normal"/>
    </style:style>
    <style:style style:name="T58" style:family="text">
      <style:text-properties fo:language="cs" fo:country="CZ" fo:font-style="normal" officeooo:rsid="00573062" style:font-style-asian="normal" style:font-style-complex="normal"/>
    </style:style>
    <style:style style:name="T59" style:family="text">
      <style:text-properties fo:language="cs" fo:country="CZ" fo:font-style="normal" officeooo:rsid="00586720" style:font-style-asian="normal" style:font-style-complex="normal"/>
    </style:style>
    <style:style style:name="T60" style:family="text">
      <style:text-properties fo:language="cs" fo:country="CZ" fo:font-style="normal" officeooo:rsid="005b160f" style:font-style-asian="normal" style:font-style-complex="normal"/>
    </style:style>
    <style:style style:name="T61" style:family="text">
      <style:text-properties fo:language="cs" fo:country="CZ" fo:font-style="normal" officeooo:rsid="005f0dcf" style:font-style-asian="normal" style:font-style-complex="normal"/>
    </style:style>
    <style:style style:name="T62" style:family="text">
      <style:text-properties fo:language="cs" fo:country="CZ" fo:font-style="normal" officeooo:rsid="00600116" style:font-style-asian="normal" style:font-style-complex="normal"/>
    </style:style>
    <style:style style:name="T63" style:family="text">
      <style:text-properties fo:language="cs" fo:country="CZ" fo:font-style="normal" officeooo:rsid="006897f8" style:font-style-asian="normal" style:font-style-complex="normal"/>
    </style:style>
    <style:style style:name="T64" style:family="text">
      <style:text-properties fo:language="cs" fo:country="CZ" fo:font-style="normal" officeooo:rsid="0069bff4" style:font-style-asian="normal" style:font-style-complex="normal"/>
    </style:style>
    <style:style style:name="T65" style:family="text">
      <style:text-properties fo:language="cs" fo:country="CZ" fo:font-style="normal" officeooo:rsid="006dae5f" style:font-style-asian="normal" style:font-style-complex="normal"/>
    </style:style>
    <style:style style:name="T66" style:family="text">
      <style:text-properties fo:language="cs" fo:country="CZ" fo:font-style="normal" officeooo:rsid="0075533b" style:font-style-asian="normal" style:font-style-complex="normal"/>
    </style:style>
    <style:style style:name="T67" style:family="text">
      <style:text-properties fo:language="cs" fo:country="CZ" fo:font-style="normal" officeooo:rsid="00767f17" style:font-style-asian="normal" style:font-style-complex="normal"/>
    </style:style>
    <style:style style:name="T68" style:family="text">
      <style:text-properties fo:language="cs" fo:country="CZ" fo:font-style="normal" officeooo:rsid="00552faf" style:font-style-asian="normal" style:font-style-complex="normal"/>
    </style:style>
    <style:style style:name="T69" style:family="text">
      <style:text-properties fo:language="cs" fo:country="CZ" fo:font-style="normal" officeooo:rsid="00678360" style:font-style-asian="normal" style:font-style-complex="normal"/>
    </style:style>
    <style:style style:name="T70" style:family="text">
      <style:text-properties fo:language="cs" fo:country="CZ" fo:font-style="normal" officeooo:rsid="00801f1a" style:font-style-asian="normal" style:font-style-complex="normal"/>
    </style:style>
    <style:style style:name="T71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language="cs" fo:country="CZ" fo:font-style="normal" fo:font-weight="normal" officeooo:rsid="006b9e6a" style:font-style-asian="normal" style:font-weight-asian="normal" style:font-style-complex="normal" style:font-weight-complex="normal"/>
    </style:style>
    <style:style style:name="T73" style:family="text">
      <style:text-properties fo:language="cs" fo:country="CZ" fo:font-style="normal" fo:font-weight="normal" officeooo:rsid="007e275f" style:font-style-asian="normal" style:font-weight-asian="normal" style:font-style-complex="normal" style:font-weight-complex="normal"/>
    </style:style>
    <style:style style:name="T74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language="cs" fo:country="CZ" officeooo:rsid="0053695c"/>
    </style:style>
    <style:style style:name="T76" style:family="text">
      <style:text-properties fo:language="cs" fo:country="CZ" officeooo:rsid="00552faf"/>
    </style:style>
    <style:style style:name="T77" style:family="text">
      <style:text-properties fo:language="cs" fo:country="CZ" officeooo:rsid="005596c4"/>
    </style:style>
    <style:style style:name="T78" style:family="text">
      <style:text-properties fo:language="cs" fo:country="CZ" officeooo:rsid="00573062"/>
    </style:style>
    <style:style style:name="T79" style:family="text">
      <style:text-properties fo:language="cs" fo:country="CZ" officeooo:rsid="00586720"/>
    </style:style>
    <style:style style:name="T80" style:family="text">
      <style:text-properties fo:language="cs" fo:country="CZ" officeooo:rsid="0059de1b"/>
    </style:style>
    <style:style style:name="T81" style:family="text">
      <style:text-properties fo:language="cs" fo:country="CZ" officeooo:rsid="005b160f"/>
    </style:style>
    <style:style style:name="T82" style:family="text">
      <style:text-properties fo:language="cs" fo:country="CZ" officeooo:rsid="005be4a5"/>
    </style:style>
    <style:style style:name="T83" style:family="text">
      <style:text-properties fo:language="cs" fo:country="CZ" fo:font-weight="normal" style:font-weight-asian="normal" style:font-weight-complex="normal"/>
    </style:style>
    <style:style style:name="T84" style:family="text">
      <style:text-properties fo:language="cs" fo:country="CZ" fo:font-weight="normal" officeooo:rsid="005be4a5" style:font-weight-asian="normal" style:font-weight-complex="normal"/>
    </style:style>
    <style:style style:name="T85" style:family="text">
      <style:text-properties fo:language="cs" fo:country="CZ" fo:font-weight="normal" officeooo:rsid="0069bff4" style:font-weight-asian="normal" style:font-weight-complex="normal"/>
    </style:style>
    <style:style style:name="T86" style:family="text">
      <style:text-properties fo:language="cs" fo:country="CZ" fo:font-weight="normal" officeooo:rsid="006dae5f" style:font-weight-asian="normal" style:font-weight-complex="normal"/>
    </style:style>
    <style:style style:name="T87" style:family="text">
      <style:text-properties fo:language="cs" fo:country="CZ" fo:font-weight="normal" officeooo:rsid="00767f17" style:font-weight-asian="normal" style:font-weight-complex="normal"/>
    </style:style>
    <style:style style:name="T88" style:family="text">
      <style:text-properties fo:language="cs" fo:country="CZ" fo:font-weight="normal" officeooo:rsid="007c80b9" style:font-weight-asian="normal" style:font-weight-complex="normal"/>
    </style:style>
    <style:style style:name="T89" style:family="text">
      <style:text-properties fo:language="cs" fo:country="CZ" officeooo:rsid="005c911a"/>
    </style:style>
    <style:style style:name="T90" style:family="text">
      <style:text-properties fo:language="cs" fo:country="CZ" officeooo:rsid="005d7025"/>
    </style:style>
    <style:style style:name="T91" style:family="text">
      <style:text-properties fo:language="cs" fo:country="CZ" officeooo:rsid="005e35a2"/>
    </style:style>
    <style:style style:name="T92" style:family="text">
      <style:text-properties fo:language="cs" fo:country="CZ" officeooo:rsid="005e38bf"/>
    </style:style>
    <style:style style:name="T93" style:family="text">
      <style:text-properties fo:language="cs" fo:country="CZ" officeooo:rsid="005f0dcf"/>
    </style:style>
    <style:style style:name="T94" style:family="text">
      <style:text-properties fo:language="cs" fo:country="CZ" officeooo:rsid="00600116"/>
    </style:style>
    <style:style style:name="T95" style:family="text">
      <style:text-properties fo:language="cs" fo:country="CZ" officeooo:rsid="0061bd62"/>
    </style:style>
    <style:style style:name="T96" style:family="text">
      <style:text-properties fo:language="cs" fo:country="CZ" officeooo:rsid="0061f326"/>
    </style:style>
    <style:style style:name="T97" style:family="text">
      <style:text-properties fo:language="cs" fo:country="CZ" officeooo:rsid="00647b01"/>
    </style:style>
    <style:style style:name="T98" style:family="text">
      <style:text-properties fo:language="cs" fo:country="CZ" officeooo:rsid="00663dfc"/>
    </style:style>
    <style:style style:name="T99" style:family="text">
      <style:text-properties fo:language="cs" fo:country="CZ" officeooo:rsid="006759d4"/>
    </style:style>
    <style:style style:name="T100" style:family="text">
      <style:text-properties fo:language="cs" fo:country="CZ" officeooo:rsid="00678360"/>
    </style:style>
    <style:style style:name="T101" style:family="text">
      <style:text-properties fo:language="cs" fo:country="CZ" officeooo:rsid="00687e6c"/>
    </style:style>
    <style:style style:name="T102" style:family="text">
      <style:text-properties fo:language="cs" fo:country="CZ" fo:font-weight="bold" style:font-weight-asian="bold" style:font-weight-complex="bold"/>
    </style:style>
    <style:style style:name="T103" style:family="text">
      <style:text-properties fo:language="cs" fo:country="CZ" fo:font-weight="bold" officeooo:rsid="00573062" style:font-weight-asian="bold" style:font-weight-complex="bold"/>
    </style:style>
    <style:style style:name="T104" style:family="text">
      <style:text-properties fo:language="cs" fo:country="CZ" fo:font-weight="bold" officeooo:rsid="006897f8" style:font-weight-asian="bold" style:font-weight-complex="bold"/>
    </style:style>
    <style:style style:name="T105" style:family="text">
      <style:text-properties fo:language="cs" fo:country="CZ" fo:font-weight="bold" officeooo:rsid="006759d4" style:font-weight-asian="bold" style:font-weight-complex="bold"/>
    </style:style>
    <style:style style:name="T106" style:family="text">
      <style:text-properties fo:language="cs" fo:country="CZ" fo:font-weight="bold" officeooo:rsid="0069bff4" style:font-weight-asian="bold" style:font-weight-complex="bold"/>
    </style:style>
    <style:style style:name="T107" style:family="text">
      <style:text-properties fo:language="cs" fo:country="CZ" fo:font-weight="bold" officeooo:rsid="005b160f" style:font-weight-asian="bold" style:font-weight-complex="bold"/>
    </style:style>
    <style:style style:name="T108" style:family="text">
      <style:text-properties fo:language="cs" fo:country="CZ" fo:font-weight="bold" officeooo:rsid="006b2392" style:font-weight-asian="bold" style:font-weight-complex="bold"/>
    </style:style>
    <style:style style:name="T109" style:family="text">
      <style:text-properties fo:language="cs" fo:country="CZ" fo:font-weight="bold" officeooo:rsid="00663dfc" style:font-weight-asian="bold" style:font-weight-complex="bold"/>
    </style:style>
    <style:style style:name="T110" style:family="text">
      <style:text-properties fo:language="cs" fo:country="CZ" fo:font-weight="bold" officeooo:rsid="00767f17" style:font-weight-asian="bold" style:font-weight-complex="bold"/>
    </style:style>
    <style:style style:name="T111" style:family="text">
      <style:text-properties fo:language="cs" fo:country="CZ" fo:font-weight="bold" officeooo:rsid="0077116a" style:font-weight-asian="bold" style:font-weight-complex="bold"/>
    </style:style>
    <style:style style:name="T112" style:family="text">
      <style:text-properties fo:language="cs" fo:country="CZ" fo:font-weight="bold" officeooo:rsid="00356034" style:font-weight-asian="bold" style:font-weight-complex="bold"/>
    </style:style>
    <style:style style:name="T113" style:family="text">
      <style:text-properties fo:language="cs" fo:country="CZ" fo:font-weight="bold" officeooo:rsid="007b49ac" style:font-weight-asian="bold" style:font-weight-complex="bold"/>
    </style:style>
    <style:style style:name="T114" style:family="text">
      <style:text-properties fo:language="cs" fo:country="CZ" fo:font-weight="bold" officeooo:rsid="007c80b9" style:font-weight-asian="bold" style:font-weight-complex="bold"/>
    </style:style>
    <style:style style:name="T115" style:family="text">
      <style:text-properties fo:language="cs" fo:country="CZ" officeooo:rsid="006897f8"/>
    </style:style>
    <style:style style:name="T116" style:family="text">
      <style:text-properties fo:language="cs" fo:country="CZ" officeooo:rsid="0069bff4"/>
    </style:style>
    <style:style style:name="T117" style:family="text">
      <style:text-properties fo:language="cs" fo:country="CZ" officeooo:rsid="006b2392"/>
    </style:style>
    <style:style style:name="T118" style:family="text">
      <style:text-properties fo:language="cs" fo:country="CZ" officeooo:rsid="006b8a79"/>
    </style:style>
    <style:style style:name="T119" style:family="text">
      <style:text-properties fo:language="cs" fo:country="CZ" officeooo:rsid="006dae5f"/>
    </style:style>
    <style:style style:name="T120" style:family="text">
      <style:text-properties fo:language="cs" fo:country="CZ" officeooo:rsid="006e5c94"/>
    </style:style>
    <style:style style:name="T121" style:family="text">
      <style:text-properties fo:language="cs" fo:country="CZ" officeooo:rsid="00464e88"/>
    </style:style>
    <style:style style:name="T122" style:family="text">
      <style:text-properties fo:language="cs" fo:country="CZ" officeooo:rsid="00713083"/>
    </style:style>
    <style:style style:name="T123" style:family="text">
      <style:text-properties fo:language="cs" fo:country="CZ" officeooo:rsid="0075533b"/>
    </style:style>
    <style:style style:name="T124" style:family="text">
      <style:text-properties fo:language="cs" fo:country="CZ" officeooo:rsid="00767f17"/>
    </style:style>
    <style:style style:name="T125" style:family="text">
      <style:text-properties fo:language="cs" fo:country="CZ" officeooo:rsid="0076cc69"/>
    </style:style>
    <style:style style:name="T126" style:family="text">
      <style:text-properties fo:language="cs" fo:country="CZ" officeooo:rsid="0077116a"/>
    </style:style>
    <style:style style:name="T127" style:family="text">
      <style:text-properties fo:language="cs" fo:country="CZ" officeooo:rsid="007b49ac"/>
    </style:style>
    <style:style style:name="T128" style:family="text">
      <style:text-properties fo:language="cs" fo:country="CZ" officeooo:rsid="007c80b9"/>
    </style:style>
    <style:style style:name="T129" style:family="text">
      <style:text-properties fo:language="cs" fo:country="CZ" officeooo:rsid="007e275f"/>
    </style:style>
    <style:style style:name="T130" style:family="text">
      <style:text-properties fo:language="cs" fo:country="CZ" officeooo:rsid="00815bf6"/>
    </style:style>
    <style:style style:name="T131" style:family="text">
      <style:text-properties fo:language="cs" fo:country="CZ" officeooo:rsid="0082f073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63a2d7" style:font-style-asian="normal" style:font-style-complex="normal"/>
    </style:style>
    <style:style style:name="T134" style:family="text">
      <style:text-properties fo:font-style="normal" officeooo:rsid="006db69f" style:font-style-asian="normal" style:font-style-complex="normal"/>
    </style:style>
    <style:style style:name="T135" style:family="text">
      <style:text-properties fo:font-style="normal" officeooo:rsid="0075533b" style:font-style-asian="normal" style:font-style-complex="normal"/>
    </style:style>
    <style:style style:name="T136" style:family="text">
      <style:text-properties fo:font-style="normal" officeooo:rsid="00767f17" style:font-style-asian="normal" style:font-style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647b01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75533b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815bf6" style:font-style-asian="normal" style:font-weight-asian="normal" style:font-style-complex="normal" style:font-weight-complex="normal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356034" style:font-weight-asian="bold" style:font-weight-complex="bold"/>
    </style:style>
    <style:style style:name="T143" style:family="text">
      <style:text-properties fo:font-weight="bold" officeooo:rsid="006b8a79" style:font-weight-asian="bold" style:font-weight-complex="bold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officeooo:rsid="005d7025"/>
    </style:style>
    <style:style style:name="T146" style:family="text">
      <style:text-properties officeooo:rsid="005e35a2"/>
    </style:style>
    <style:style style:name="T147" style:family="text">
      <style:text-properties officeooo:rsid="005e38bf"/>
    </style:style>
    <style:style style:name="T148" style:family="text">
      <style:text-properties fo:language="en" fo:country="US"/>
    </style:style>
    <style:style style:name="T149" style:family="text">
      <style:text-properties fo:language="en" fo:country="US" fo:font-style="normal" style:font-style-asian="normal" style:font-style-complex="normal"/>
    </style:style>
    <style:style style:name="T150" style:family="text">
      <style:text-properties fo:language="en" fo:country="US" fo:font-style="normal" officeooo:rsid="006db69f" style:font-style-asian="normal" style:font-style-complex="normal"/>
    </style:style>
    <style:style style:name="T151" style:family="text">
      <style:text-properties fo:language="en" fo:country="US" officeooo:rsid="00687e6c"/>
    </style:style>
    <style:style style:name="T152" style:family="text">
      <style:text-properties fo:language="en" fo:country="US" officeooo:rsid="006897f8"/>
    </style:style>
    <style:style style:name="T153" style:family="text">
      <style:text-properties fo:language="en" fo:country="US" officeooo:rsid="0069bff4"/>
    </style:style>
    <style:style style:name="T154" style:family="text">
      <style:text-properties fo:language="en" fo:country="US" fo:font-style="italic" fo:font-weight="bold" officeooo:rsid="006897f8" style:font-style-asian="italic" style:font-weight-asian="bold" style:font-style-complex="italic" style:font-weight-complex="bold"/>
    </style:style>
    <style:style style:name="T155" style:family="text">
      <style:text-properties fo:language="en" fo:country="US" officeooo:rsid="006e5c94"/>
    </style:style>
    <style:style style:name="T156" style:family="text">
      <style:text-properties fo:language="en" fo:country="US" officeooo:rsid="0077cd39"/>
    </style:style>
    <style:style style:name="T157" style:family="text">
      <style:text-properties officeooo:rsid="005f0dcf"/>
    </style:style>
    <style:style style:name="T158" style:family="text">
      <style:text-properties officeooo:rsid="00647b01"/>
    </style:style>
    <style:style style:name="T159" style:family="text">
      <style:text-properties officeooo:rsid="00678360"/>
    </style:style>
    <style:style style:name="T160" style:family="text">
      <style:text-properties officeooo:rsid="006897f8"/>
    </style:style>
    <style:style style:name="T161" style:family="text">
      <style:text-properties officeooo:rsid="0069bff4"/>
    </style:style>
    <style:style style:name="T162" style:family="text">
      <style:text-properties officeooo:rsid="006b8a79"/>
    </style:style>
    <style:style style:name="T163" style:family="text">
      <style:text-properties officeooo:rsid="0070f008"/>
    </style:style>
    <style:style style:name="T164" style:family="text">
      <style:text-properties officeooo:rsid="00713083"/>
    </style:style>
    <style:style style:name="T165" style:family="text">
      <style:text-properties officeooo:rsid="00733e03"/>
    </style:style>
    <style:style style:name="T166" style:family="text">
      <style:text-properties officeooo:rsid="00767f17"/>
    </style:style>
    <style:style style:name="T167" style:family="text">
      <style:text-properties officeooo:rsid="0076cc69"/>
    </style:style>
    <style:style style:name="T168" style:family="text">
      <style:text-properties officeooo:rsid="0077116a"/>
    </style:style>
    <style:style style:name="T169" style:family="text">
      <style:text-properties officeooo:rsid="0077cd39"/>
    </style:style>
    <style:style style:name="T170" style:family="text">
      <style:text-properties officeooo:rsid="007c80b9"/>
    </style:style>
    <style:style style:name="T17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fo:language="en" fo:country="US" officeooo:rsid="00815bf6"/>
    </style:style>
    <style:style style:name="T173" style:family="text">
      <style:text-properties fo:language="en" fo:country="US" officeooo:rsid="0082f073"/>
    </style:style>
    <style:style style:name="T174" style:family="text">
      <style:text-properties officeooo:rsid="00815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Vytvořil <text:span text:style-name="T32">Švára</text:span> (<text:a xlink:type="simple" xlink:href="https://linktr.ee/shvara" text:style-name="Internet_20_link" text:visited-style-name="Visited_20_Internet_20_Link">linktr.ee/shvara</text:a>)<text:line-break/><text:span text:style-name="T130">Licence cc0</text:span><text:span text:style-name="T131">.</text:span><text:span text:style-name="T173"> d</text:span><text:span text:style-name="T131">ělej si s tím, co chceš</text:span></text:p>
      <text:p text:style-name="P55">Toki Pona</text:p>
      <text:p text:style-name="P44"><text:span text:style-name="T33">Toki Pona je </text:span><text:span text:style-name="T125">minimalistický </text:span><text:span text:style-name="T33">umělý jazyk</text:span><text:span text:style-name="T93">, který vytvořila kanadská lingvistka</text:span><text:span text:style-name="T33"> Sonj</text:span><text:span text:style-name="T93">a</text:span><text:span text:style-name="T33"> Lang v roce 2001</text:span><text:span text:style-name="T125">.</text:span></text:p>
      <text:p text:style-name="P44"><text:span text:style-name="T33">Tahle strana popisuje veškerou gramatiku</text:span><text:span text:style-name="T123">, zatímco</text:span><text:span text:style-name="T93"> </text:span><text:span text:style-name="T123">d</text:span><text:span text:style-name="T33">ruhá</text:span><text:span text:style-name="T93"> strana</text:span><text:span text:style-name="T33"> obsahuje celý slovník.</text:span></text:p>
      <text:h text:style-name="P63" text:outline-level="1">Abeceda</text:h>
      <text:p text:style-name="P53"><text:span text:style-name="T32">Toki Pona používá devět souhlásek </text:span><text:span text:style-name="T34">(j k l m n p s t w) </text:span><text:span text:style-name="T55">a pět samohlásek</text:span><text:span text:style-name="T34"> (a e i o u).</text:span></text:p>
      <text:p text:style-name="P53"><text:span text:style-name="T43">w</text:span><text:span text:style-name="T44"> </text:span><text:span text:style-name="T66">se vyslovuje jako v angličtině.</text:span></text:p>
      <text:h text:style-name="P65" text:outline-level="1">Základní věty</text:h>
      <text:p text:style-name="P23"><text:span text:style-name="T75">Částice </text:span><text:span text:style-name="T35">li</text:span><text:span text:style-name="T75"> odděluje podmět od přísudku:</text:span></text:p>
      <text:p text:style-name="P1"><text:span text:style-name="T141">soweli li moku.</text:span> <text:span text:style-name="T157">Z</text:span><text:span text:style-name="T93">víře</text:span><text:span text:style-name="T75"> jí.</text:span></text:p>
      <text:p text:style-name="P1"><text:span text:style-name="T141">jan li lape.</text:span> <text:span text:style-name="T75">Člověk spí.</text:span></text:p>
      <text:p text:style-name="P58"><text:span text:style-name="T61">V</text:span><text:span text:style-name="T55">šimněte si, že věty začínají malým písmenem</text:span></text:p>
      <text:p text:style-name="P22"><text:span text:style-name="T61">Jelikož s</text:span><text:span text:style-name="T56">loveso „být“ neexistuje</text:span><text:span text:style-name="T61">,</text:span><text:span text:style-name="T56"> </text:span><text:span text:style-name="T61">za částicí</text:span><text:span text:style-name="T56"> </text:span><text:span text:style-name="T35">li</text:span><text:span text:style-name="T56"> může </text:span><text:span text:style-name="T61">být</text:span><text:span text:style-name="T66"> i </text:span><text:span text:style-name="T56">podstatné nebo přídavné jméno.</text:span></text:p>
      <text:p text:style-name="P1"><text:span text:style-name="T141">kili li moku.</text:span> <text:span text:style-name="T75">Ovoce je jídlo</text:span>.</text:p>
      <text:p text:style-name="P1"><text:span text:style-name="T141">telo li pona.</text:span> <text:span text:style-name="T75">Voda je dobrá</text:span>.</text:p>
      <text:p text:style-name="P1"><text:span text:style-name="T141">telo li moku.</text:span> <text:span text:style-name="T75">Voda je pití</text:span>.</text:p>
      <text:p text:style-name="P23"><text:span text:style-name="T75">Pokud je podmět</text:span><text:span text:style-name="T124"> samostatné</text:span><text:span text:style-name="T75"> </text:span><text:span text:style-name="T35">mi</text:span><text:span text:style-name="T75"> nebo </text:span><text:span text:style-name="T35">sina</text:span><text:span text:style-name="T75">, </text:span><text:span text:style-name="T35">li</text:span><text:span text:style-name="T56"> se vynechá:</text:span></text:p>
      <text:p text:style-name="P1"><text:span text:style-name="T141">mi moku.</text:span> <text:span text:style-name="T75">Já jím</text:span>.</text:p>
      <text:p text:style-name="P1"><text:span text:style-name="T141">sina pona.</text:span> <text:span text:style-name="T75">Ty jsi dobrý</text:span>.</text:p>
      <text:h text:style-name="P65" text:outline-level="1">Nejednoznačnost</text:h>
      <text:p text:style-name="P35"><text:span text:style-name="T100">Oproti češtině je </text:span><text:span text:style-name="T75">Toki Pona </text:span><text:span text:style-name="T93">velmi</text:span><text:span text:style-name="T75"> nepřesn</text:span><text:span text:style-name="T93">á</text:span><text:span text:style-name="T100">, a proto je velmi důležité znát kontext.</text:span></text:p>
      <text:p text:style-name="P48"><text:span text:style-name="T127">Slova nejsou značena pro číslo, ani čas:</text:span></text:p>
      <text:p text:style-name="P56">jan li moku.<text:span text:style-name="T3"> Lidé budou jíst. / Člověk jí. / Lidstvo jedlo.</text:span></text:p>
      <text:p text:style-name="P24"><text:span text:style-name="T100">S</text:span><text:span text:style-name="T76">lov</text:span><text:span text:style-name="T100">a</text:span><text:span text:style-name="T76"> m</text:span><text:span text:style-name="T100">ají</text:span><text:span text:style-name="T76"> obecný význam:</text:span></text:p>
      <text:p text:style-name="P1"><text:span text:style-name="T141">soweli</text:span> <text:span text:style-name="T67">je </text:span><text:span text:style-name="T68">jakýkoli suchozemský tvor</text:span><text:span text:style-name="T61">, např</text:span><text:span text:style-name="T67">.</text:span><text:span text:style-name="T61">: pes, kočka, ovce...</text:span></text:p>
      <text:p text:style-name="P1"><text:span text:style-name="T141">kili</text:span> <text:span text:style-name="T67">je </text:span><text:span text:style-name="T69">j</text:span><text:span text:style-name="T68">akékoli ovoce nebo zelenina</text:span></text:p>
      <text:p text:style-name="P24"><text:span text:style-name="T100">S</text:span><text:span text:style-name="T76">lov</text:span><text:span text:style-name="T100">a</text:span><text:span text:style-name="T76"> můž</text:span><text:span text:style-name="T100">ou</text:span><text:span text:style-name="T76"> hrát roli </text:span><text:span text:style-name="T100">různých slovních druhů:</text:span></text:p>
      <text:p text:style-name="P1"><text:span text:style-name="T141">telo</text:span> <text:span text:style-name="T76">voda</text:span> / <text:span text:style-name="T76">mokrý</text:span> / <text:span text:style-name="T77">mýt</text:span></text:p>
      <text:p text:style-name="P1"><text:span text:style-name="T141">pona</text:span><text:span text:style-name="T100"> </text:span><text:span text:style-name="T127">pozitivita / </text:span><text:span text:style-name="T100">dobrý</text:span> / <text:span text:style-name="T124">zlepšit</text:span></text:p>
      <text:h text:style-name="P76" text:outline-level="1" text:is-list-header="true"><text:span text:style-name="T77">Přímé předměty</text:span></text:h>
      <text:p text:style-name="P45"><text:span text:style-name="T77">Částice </text:span><text:span text:style-name="T36">e </text:span><text:span text:style-name="T57">odděluje přímý předmět od zbytku věty:</text:span></text:p>
      <text:p text:style-name="P1"><text:span text:style-name="T113">akesi</text:span><text:span text:style-name="T141"> li moku e telo.</text:span> <text:span text:style-name="T127">Obojživelník</text:span><text:span text:style-name="T77"> pije vodu</text:span><text:span text:style-name="T124">.</text:span></text:p>
      <text:p text:style-name="P1"><text:span text:style-name="T24">m</text:span><text:span text:style-name="T25">i</text:span><text:span text:style-name="T141"> telo e soweli.</text:span> <text:span text:style-name="T77">Já myju </text:span><text:span text:style-name="T94">zvíře</text:span><text:span text:style-name="T124">.</text:span></text:p>
      <text:h text:style-name="P66" text:outline-level="1">Modifik<text:span text:style-name="T159">ování</text:span> slov</text:h>
      <text:p text:style-name="P45"><text:span text:style-name="T8">Přídavná jména </text:span><text:span text:style-name="T9">stojí</text:span><text:span text:style-name="T8"><text:line-break/>za slov</text:span><text:span text:style-name="T9">em</text:span><text:span text:style-name="T8">, které upravují:</text:span></text:p>
      <text:p text:style-name="P1"><text:span text:style-name="T141">jan lili</text:span> <text:span text:style-name="T77">malý člověk</text:span><text:span text:style-name="T32"> </text:span><text:span text:style-name="T155">=</text:span><text:span text:style-name="T32"> </text:span><text:span text:style-name="T77">dítě</text:span></text:p>
      <text:p text:style-name="P1"><text:span text:style-name="T141">tomo mi</text:span> <text:span text:style-name="T77">můj dům</text:span></text:p>
      <text:p text:style-name="P1"><text:span text:style-name="T141">pilin pona</text:span> <text:span text:style-name="T152">c</text:span><text:span text:style-name="T115">ítit se dobře</text:span><text:span text:style-name="T77"> </text:span><text:span text:style-name="T120">=</text:span><text:span text:style-name="T151"> </text:span><text:span text:style-name="T77">být šťastný</text:span></text:p>
      <text:p text:style-name="P35"><text:span text:style-name="T79">Když modifik</text:span><text:span text:style-name="T124">ujete</text:span><text:span text:style-name="T79"> výraz </text:span><text:span text:style-name="T126">skupinou</text:span><text:span text:style-name="T79"> slov, oddělte je částicí </text:span><text:span text:style-name="T38">pi</text:span><text:span text:style-name="T59">. Všimněte si rozdílu:</text:span></text:p>
      <text:p text:style-name="P37"><text:span text:style-name="T141">tomo telo nasa</text:span> <text:span text:style-name="T79">podivn</text:span><text:span text:style-name="T128">á</text:span><text:span text:style-name="T79"> vodní </text:span><text:span text:style-name="T128">místnost</text:span><text:span text:style-name="T32"> </text:span><text:span text:style-name="T155">=</text:span><text:span text:style-name="T121"> </text:span><text:span text:style-name="T79">podivná koupelna</text:span></text:p>
      <text:p text:style-name="P34"><text:span text:style-name="T141">tomo pi telo </text:span><text:span text:style-name="T102">nasa</text:span><text:span text:style-name="T104"> </text:span><text:span text:style-name="T79">dům podivné vody</text:span><text:span text:style-name="T32"> </text:span><text:span text:style-name="T155">=</text:span><text:span text:style-name="T32"> </text:span><text:span text:style-name="T79">hospoda</text:span></text:p>
      <text:p text:style-name="P34"><text:span text:style-name="T141">jan </text:span><text:span text:style-name="T114">sona</text:span><text:span text:style-name="T141"> </text:span><text:span text:style-name="T114">mute</text:span> <text:span text:style-name="T170">h</text:span><text:span text:style-name="T128">odně</text:span><text:span text:style-name="T79"> </text:span><text:span text:style-name="T128">vzdělaných lidí</text:span></text:p>
      <text:p text:style-name="P34"><text:span text:style-name="T103">jan pi </text:span><text:span text:style-name="T114">sona</text:span><text:span text:style-name="T103"> </text:span><text:span text:style-name="T114">mute </text:span><text:span text:style-name="T88">hodně vzdělaný člověk</text:span></text:p>
      <text:h text:style-name="P64" text:outline-level="1">P<text:span text:style-name="T32">ředložky</text:span></text:h>
      <text:p text:style-name="P38"><text:span text:style-name="T39">Slova </text:span><text:span text:style-name="T1">lon</text:span>, <text:span text:style-name="T1">kepeken</text:span>, <text:span text:style-name="T1">tawa</text:span>,<text:span text:style-name="T100"> </text:span><text:span text:style-name="T40">sama</text:span><text:span text:style-name="T100">,</text:span> a <text:span text:style-name="T1">tan </text:span><text:span text:style-name="T39">mohou být použit</text:span><text:span text:style-name="T40">a</text:span><text:span text:style-name="T39"> jako předložky na konci věty:</text:span></text:p>
      <text:p text:style-name="P39"><text:span text:style-name="T141">mi moku lon </text:span><text:span text:style-name="T102">tomo.</text:span><text:span text:style-name="T81">Jím v domě</text:span>.</text:p>
      <text:p text:style-name="P59"><text:span text:style-name="T141">mi moku kepeken </text:span><text:span text:style-name="T102">ilo.</text:span><text:span text:style-name="T108"><text:line-break/></text:span><text:span text:style-name="T81">Jím příborem</text:span>.</text:p>
      <text:p text:style-name="P39"><text:span text:style-name="T142">sina pona tawa </text:span><text:span text:style-name="T112">mi.</text:span><text:span text:style-name="T106"> </text:span><text:span text:style-name="T81">Jsi dobrý pro mě</text:span><text:span text:style-name="T30">. = </text:span><text:span text:style-name="T81">Mám tě rád</text:span><text:span text:style-name="T30">.</text:span></text:p>
      <text:p text:style-name="P30"><text:span text:style-name="T141">mi sama sina! </text:span><text:span text:style-name="T144">Podobám se ti</text:span><text:span text:style-name="T3">!</text:span></text:p>
      <text:h text:style-name="P68" text:outline-level="1">Slo<text:span text:style-name="T168">ž</text:span>ené věty</text:h>
      <text:p text:style-name="P78"><text:span text:style-name="T11">Místo spojky zopakujte částici</text:span><text:span text:style-name="T13">/předložku</text:span><text:span text:style-name="T11">:</text:span></text:p>
      <text:p text:style-name="P57"><text:span text:style-name="T19">soweli ni li lili li suwi. </text:span><text:span text:style-name="T14">Tohle zvíře je malé a roztomilé.</text:span></text:p>
      <text:p text:style-name="P57"><text:span text:style-name="T19">ona li jo e </text:span><text:span text:style-name="T20">pipi</text:span><text:span text:style-name="T19"> e </text:span><text:span text:style-name="T20">waso</text:span><text:span text:style-name="T21">.</text:span><text:span text:style-name="T17"> </text:span><text:span text:style-name="T16">Má </text:span><text:span text:style-name="T18">brouka</text:span><text:span text:style-name="T16"> a </text:span><text:span text:style-name="T18">ptáka</text:span><text:span text:style-name="T16">.</text:span></text:p>
      <text:p text:style-name="P60"><text:span text:style-name="T22">mi </text:span><text:span text:style-name="T23">toki tawa sina tawa jan ante</text:span><text:span text:style-name="T22">. </text:span><text:span text:style-name="T15">Mluvím k tobě a k jiným lidem.</text:span></text:p>
      <text:p text:style-name="P50"><text:span text:style-name="T13">P</text:span><text:span text:style-name="T12">odměty nemají žádnou částici, </text:span><text:span text:style-name="T13">ty </text:span><text:span text:style-name="T12">oddělte</text:span><text:span text:style-name="T13"> slovem</text:span><text:span text:style-name="T11"> </text:span><text:span text:style-name="T10">en</text:span><text:span text:style-name="T11">:</text:span></text:p>
      <text:p text:style-name="P1"><text:span text:style-name="T52">mi en sina li musi mute</text:span><text:span text:style-name="T7">.</text:span><text:span text:style-name="T31"> </text:span><text:span text:style-name="T118">Já a ty jsme hodně zábavní.</text:span></text:p>
      <text:p text:style-name="P61"><text:span text:style-name="T72">P</text:span><text:span text:style-name="T71">okud vztah není </text:span><text:span text:style-name="T171">'a', ale 'nebo'</text:span><text:span text:style-name="T71">, tak použijte </text:span><text:span text:style-name="T53">anu</text:span><text:span text:style-name="T73">:</text:span></text:p>
      <text:p text:style-name="P40"><text:span text:style-name="T79">n</text:span><text:span text:style-name="T32">i li pona anu ike</text:span><text:span text:style-name="T124">.</text:span><text:span text:style-name="T32"> </text:span><text:span text:style-name="T87">T</text:span><text:span text:style-name="T83">ohle </text:span><text:span text:style-name="T87">je </text:span><text:span text:style-name="T83">dobré nebo špatné</text:span><text:span text:style-name="T87">.</text:span></text:p>
      <text:p text:style-name="P40"><text:span text:style-name="T119">pipi</text:span><text:span text:style-name="T32"> anu </text:span><text:span text:style-name="T119">waso</text:span><text:span text:style-name="T32"> li tawa. </text:span><text:span text:style-name="T86">Brouk nebo pták se pohybuje.</text:span></text:p>
      <text:h text:style-name="P69" text:outline-level="1"><text:span text:style-name="T161">Souvětí pomocí</text:span> la</text:h>
      <text:p text:style-name="P52"><text:span text:style-name="T79">Č</text:span><text:span text:style-name="T116">ástic</text:span><text:span text:style-name="T117">e</text:span><text:span text:style-name="T116"> </text:span><text:span text:style-name="T41">la</text:span><text:span text:style-name="T116"> vytvoří souvětí<text:line-break/></text:span><text:span text:style-name="T85">X la Y</text:span><text:span text:style-name="T153">, kter</text:span><text:span text:style-name="T116">é znamená </text:span><text:span text:style-name="T59">„Když</text:span><text:span text:style-name="T64"> X</text:span><text:span text:style-name="T59">, tak</text:span><text:span text:style-name="T62"> </text:span><text:span text:style-name="T64">Y</text:span><text:span text:style-name="T59">“</text:span><text:span text:style-name="T64"> nebo </text:span><text:span text:style-name="T59">„V kontextu </text:span><text:span text:style-name="T64">X, Y</text:span><text:span text:style-name="T59">“</text:span><text:span text:style-name="T64">:</text:span></text:p>
      <text:p text:style-name="P51"><text:span text:style-name="T5">mi lape la al</text:span><text:span text:style-name="T6">e</text:span><text:span text:style-name="T5"> li pona.<text:line-break/></text:span><text:span text:style-name="T79">Když spím, všechno je </text:span><text:span text:style-name="T115">dobré</text:span>.</text:p>
      <text:p text:style-name="P51"><text:span text:style-name="T141">tenpo pini la mi </text:span><text:span text:style-name="T102">lape.</text:span><text:span text:style-name="T110"> </text:span><text:span text:style-name="T54">V ukončeném čase spím = </text:span><text:span text:style-name="T86">S</text:span><text:span text:style-name="T80">pal jsem</text:span>.</text:p>
      <text:p text:style-name="P31"><text:span text:style-name="T132">Pomocí </text:span>la<text:span text:style-name="T132"> také lze přepsat předložková věta:</text:span></text:p>
      <text:p text:style-name="P31"><text:span text:style-name="T5">mi lape lon tenpo pimeja </text:span><text:span text:style-name="T154">~</text:span><text:span text:style-name="T5"> tenpo pimeja la mi lape.<text:line-break/></text:span>V noci spím<text:span text:style-name="T164">.</text:span></text:p>
      <text:p text:style-name="P28">sina seli tan seme? <text:span text:style-name="T152">~</text:span> tan seme la sina seli? <text:span text:style-name="T144">Proč jsi horký?</text:span></text:p>
      <text:h text:style-name="P70" text:outline-level="1">Před<text:span text:style-name="T166">přísudky</text:span></text:h>
      <text:p text:style-name="P32"><text:span text:style-name="T166">Slova </text:span><text:span text:style-name="T1">wile, kama, sona, lukin, ken, awen</text:span><text:span text:style-name="T2"> </text:span><text:span text:style-name="T136">a</text:span><text:span text:style-name="T1"> alasa</text:span><text:span text:style-name="T136"> mohou být použita jako</text:span><text:span text:style-name="T132"> </text:span><text:span text:style-name="T136">p</text:span><text:span text:style-name="T132">ř</text:span>ed<text:span text:style-name="T166">přísudek.</text:span> <text:span text:style-name="T166">S</text:span>tojí před sloves<text:span text:style-name="T167">y</text:span> a dodáv<text:span text:style-name="T167">ají</text:span> <text:span text:style-name="T167">jim</text:span> význam:</text:p>
      <text:p text:style-name="P43"><text:span text:style-name="T102">mi kama sona.</text:span><text:span text:style-name="T32"> </text:span><text:span text:style-name="T129">Začínám</text:span><text:span text:style-name="T32"> vědět</text:span><text:span text:style-name="T122">.</text:span><text:span text:style-name="T129"> / Učím se.</text:span></text:p>
      <text:p text:style-name="P79"><text:span text:style-name="T49">waso lili li wile suli</text:span><text:span text:style-name="T51">.</text:span><text:span text:style-name="T34"> </text:span><text:span text:style-name="T42">M</text:span><text:span text:style-name="T34">alí ptáci chtějí </text:span><text:span text:style-name="T45">být velcí</text:span><text:span text:style-name="T122">.</text:span></text:p>
      <text:p text:style-name="P80"><text:span text:style-name="T122">Z</text:span><text:span text:style-name="T32">ápory</text:span></text:p>
      <text:p text:style-name="P81"><text:span text:style-name="T32">Zápory se tvoří slovem </text:span><text:span text:style-name="T34">ala</text:span><text:span text:style-name="T32"> jako přídavné jméno.</text:span></text:p>
      <text:p text:style-name="P81"><text:span text:style-name="T102">mi utala ala.</text:span><text:span text:style-name="T32"> </text:span><text:span text:style-name="T34">Neútočím</text:span></text:p>
      <text:p text:style-name="P82"><text:span text:style-name="T55">ala je jediné slovo, které smí modifikovat předpřísudky a předložky:</text:span></text:p>
      <text:p text:style-name="P82"><text:span text:style-name="T74">mi sama ala sina.</text:span><text:span text:style-name="T55"> Nepodobám se ti.</text:span></text:p>
      <text:p text:style-name="P82"><text:span text:style-name="T55">Občas záleží na tom, které slovo modifikujete:</text:span></text:p>
      <text:p text:style-name="P82"><text:span text:style-name="T74">mi kama ala lape.</text:span><text:span text:style-name="T55"> </text:span><text:span text:style-name="T34">Nezačínám spát.</text:span></text:p>
      <text:p text:style-name="P82"><text:span text:style-name="T74">mi kama lape ala.</text:span><text:span text:style-name="T55"> </text:span><text:span text:style-name="T34">Začínám nespát / Probouzím se.</text:span></text:p>
      <text:h text:style-name="P67" text:outline-level="1" text:is-list-header="true">Otázky</text:h>
      <text:p text:style-name="P52"><text:span text:style-name="T152">V a</text:span><text:span text:style-name="T78">no/ne otázk</text:span><text:span text:style-name="T115">ách</text:span><text:span text:style-name="T78"> se </text:span><text:span text:style-name="T115">zamění sloveso za</text:span><text:span text:style-name="T78"> „(sloveso) ala (sloveso)“:</text:span></text:p>
      <text:p text:style-name="P51"><text:span text:style-name="T141">soweli li wile ala wile moku?<text:line-break/></text:span><text:span text:style-name="T78">Je kočka hladová</text:span>?</text:p>
      <text:p text:style-name="P51"><text:span text:style-name="T63">Nebo</text:span><text:span text:style-name="T58"> můžete přidat </text:span><text:span text:style-name="T37">anu seme („nebo co</text:span><text:span text:style-name="T46">?</text:span><text:span text:style-name="T37">“) na konec věty:</text:span></text:p>
      <text:p text:style-name="P51"><text:span text:style-name="T141">sina wile uta e mi anu seme?</text:span> <text:span text:style-name="T78">Chceš mě políbit</text:span>?</text:p>
      <text:p text:style-name="P62"><text:span text:style-name="T58">O</text:span><text:span text:style-name="T55">dpovídá se následovně:<text:line-break/></text:span><text:span text:style-name="T53">Ano: </text:span><text:span text:style-name="T50">(</text:span><text:span text:style-name="T49">sloveso)</text:span><text:span text:style-name="T34"> / </text:span><text:span text:style-name="T49">lon </text:span><text:span text:style-name="T53">(pravda)<text:line-break/>Ne: </text:span><text:span text:style-name="T49">(sloveso) ala</text:span><text:span text:style-name="T34"> / </text:span><text:span text:style-name="T49">ala </text:span><text:span text:style-name="T53">(nikoliv)</text:span></text:p>
      <text:p text:style-name="P51"><text:span text:style-name="T58">Pro otevřené otázky </text:span><text:span text:style-name="T70">vytvořte</text:span><text:span text:style-name="T58"> normální větu a neznámou informaci zaměňte za </text:span><text:span text:style-name="T37">seme:</text:span></text:p>
      <text:p text:style-name="P51"><text:span text:style-name="T141">sina moku e seme?</text:span><text:span text:style-name="T104"> </text:span><text:span text:style-name="T78">Co jíš</text:span>?</text:p>
      <text:p text:style-name="P51"><text:span text:style-name="T105">seme li moku e kili mi?</text:span><text:span text:style-name="T104"><text:line-break/></text:span><text:span text:style-name="T78">Kdo snědl moje ovoce</text:span><text:span text:style-name="T99">?</text:span></text:p>
      <text:h text:style-name="P72" text:outline-level="1">Vlastní jména</text:h>
      <text:p text:style-name="P46"><text:span text:style-name="T80">Vlastní jména </text:span><text:span text:style-name="T47">(jména lidí, míst </text:span><text:span text:style-name="T48">nebo </text:span><text:span text:style-name="T47">jazyků)</text:span><text:span text:style-name="T80"> začínají velkým písmenem a chovají se jako přídavná jména. </text:span><text:span text:style-name="T130">Většinou</text:span><text:span text:style-name="T80"> jsou upraveny pro omezenou Toki Pona abecedu:</text:span></text:p>
      <text:p text:style-name="P1"><text:span text:style-name="T141">mi jan </text:span><text:span text:style-name="T26">K</text:span><text:span text:style-name="T27">api</text:span><text:span text:style-name="T29">jela</text:span><text:span text:style-name="T141">.</text:span> <text:span text:style-name="T28">Jsem Gabriela</text:span>.</text:p>
      <text:p text:style-name="P1"><text:span text:style-name="T141">ma Kanata li pona </text:span><text:span text:style-name="T111">tawa </text:span><text:span text:style-name="T102">lukin.</text:span><text:span text:style-name="T110"> </text:span><text:span text:style-name="T81">Kanada je hezká</text:span>.</text:p>
      <text:p text:style-name="P1"><text:span text:style-name="T141">mi toki ala e toki </text:span><text:span text:style-name="T107">Seki</text:span><text:span text:style-name="T141">.</text:span> <text:span text:style-name="T81">Nemluvím česky</text:span>.</text:p>
      <text:h text:style-name="P71" text:outline-level="1">Rozkaz<text:span text:style-name="T160">y</text:span></text:h>
      <text:p text:style-name="P47"><text:span text:style-name="T33">Z</text:span><text:span text:style-name="T32">aměněním </text:span><text:span text:style-name="T34">li</text:span><text:span text:style-name="T32"> za </text:span><text:span text:style-name="T34">o</text:span><text:span text:style-name="T32"> vytvoříte rozkaz, doporučení nebo přání:</text:span></text:p>
      <text:p text:style-name="P42"><text:span text:style-name="T102">jan Ewa o lukin e ni!<text:line-break/></text:span><text:span text:style-name="T32">Evo, podívej se na tohle!</text:span></text:p>
      <text:p text:style-name="P41"><text:span text:style-name="T102">mi o pali.</text:span><text:span text:style-name="T32"> Měl bych pracovat.</text:span></text:p>
      <text:p text:style-name="P41"><text:span text:style-name="T102">pona o tawa sina!</text:span><text:span text:style-name="T32"> Ať je ti dobře!</text:span></text:p>
      <text:p text:style-name="P47"><text:span text:style-name="T60">K</text:span><text:span text:style-name="T55">dyž je podmět</text:span><text:span text:style-name="T65"> pouze</text:span><text:span text:style-name="T55"> </text:span><text:span text:style-name="T34">sina</text:span><text:span text:style-name="T55">,<text:line-break/>tak se může vynechat:</text:span></text:p>
      <text:p text:style-name="P1"><text:span text:style-name="T141">o </text:span><text:span text:style-name="T109">kute</text:span><text:span text:style-name="T141">!</text:span> <text:span text:style-name="T98">Poslouchej</text:span>!</text:p>
      <text:p text:style-name="P29">Vynecháním rozkazu vytvoříte oslovení (jako 5. pád):</text:p>
      <text:p text:style-name="P33"><text:span text:style-name="T109">jan Toma o!</text:span><text:span text:style-name="T98"> Tomáši!</text:span></text:p>
      <text:h text:style-name="P73" text:outline-level="1">Citoslovce</text:h>
      <text:p text:style-name="P49"><text:span text:style-name="T32">Citoslovce vyjadřují výkřiky a občas jsou zkombinovány s </text:span><text:span text:style-name="T34">a</text:span><text:span text:style-name="T32">:</text:span></text:p>
      <text:p text:style-name="P49"><text:span text:style-name="T49">pona a!</text:span><text:span text:style-name="T32"> Super! / Paráda!</text:span></text:p>
      <text:p text:style-name="P49"><text:span text:style-name="T49">toki!</text:span><text:span text:style-name="T32"> </text:span><text:span text:style-name="T130">Probíhá rozhovor</text:span><text:span text:style-name="T125"> = Ahoj!</text:span></text:p>
      <text:p text:style-name="P49"><text:span text:style-name="T49">lon!</text:span><text:span text:style-name="T32"> </text:span><text:span text:style-name="T116">Správně</text:span><text:span text:style-name="T32">!</text:span><text:span text:style-name="T116"> / Přesně tak!</text:span></text:p>
      <text:p text:style-name="P49"><text:span text:style-name="T49">moku pona!</text:span><text:span text:style-name="T32"> Dobrou chuť!</text:span></text:p>
      <text:h text:style-name="P74" text:outline-level="1">Čísla</text:h>
      <text:p text:style-name="P23"><text:span text:style-name="T33">Č</text:span><text:span text:style-name="T75">ísla vedle sebe se sčítají:</text:span></text:p>
      <text:p text:style-name="P36">wan = 1 <text:s text:c="4"/>tu = 2 <text:s text:c="4"/>luka = <text:span text:style-name="T32">5</text:span><text:span text:style-name="T101"> mute = 20 <text:s text:c="4"/>ale = 100</text:span></text:p>
      <text:p text:style-name="P26">luka luka tu wan = 13</text:p>
      <text:p text:style-name="P25">Pro řadové číslovky se před číslo vloží slovo <text:span text:style-name="T1">nanpa</text:span>:</text:p>
      <text:p text:style-name="P27"><text:span text:style-name="T141">jan nanpa wan li pona</text:span><text:span text:style-name="T143">.<text:line-break/></text:span>První člověk je dobrý<text:span text:style-name="T165">.</text:span></text:p>
      <text:p text:style-name="P27"><text:span text:style-name="T141">ni li </text:span><text:span text:style-name="T143">ijo </text:span><text:span text:style-name="T141">nanpa </text:span><text:span text:style-name="T143">luka tu.<text:line-break/></text:span>Tohle je <text:span text:style-name="T162">sedmá věc.</text:span></text:p>
      <text:h text:style-name="P75" text:outline-level="1"><text:span text:style-name="T95">A</text:span><text:span text:style-name="T125">...</text:span> <text:span text:style-name="T33">to je vše</text:span>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7">(zdůraznění, emoce)</text:p>
          </table:table-cell>
        </table:table-row>
        <table:table-row table:style-name="Table1.2">
          <table:table-cell table:style-name="Table1.A1" office:value-type="string">
            <text:p text:style-name="P2">akesi</text:p>
          </table:table-cell>
          <table:table-cell table:style-name="Table1.A1" office:value-type="string">
            <text:p text:style-name="P8">plaz, obojživelník, šupinatý tvor, plazící se tvor</text:p>
          </table:table-cell>
        </table:table-row>
        <table:table-row table:style-name="Table1.3">
          <table:table-cell table:style-name="Table1.A1" office:value-type="string">
            <text:p text:style-name="P2">ala</text:p>
          </table:table-cell>
          <table:table-cell table:style-name="Table1.A1" office:value-type="string">
            <text:p text:style-name="P9">nikoliv, nic, ne, nula</text:p>
          </table:table-cell>
        </table:table-row>
        <table:table-row table:style-name="Table1.4">
          <table:table-cell table:style-name="Table1.A1" office:value-type="string">
            <text:p text:style-name="P2">alasa</text:p>
          </table:table-cell>
          <table:table-cell table:style-name="Table1.A1" office:value-type="string">
            <text:p text:style-name="P9">lovit, hledat, zkusit</text:p>
          </table:table-cell>
        </table:table-row>
        <table:table-row table:style-name="Table1.5">
          <table:table-cell table:style-name="Table1.A1" office:value-type="string">
            <text:p text:style-name="P2">al<text:span text:style-name="T82">e </text:span><text:span text:style-name="T84">/</text:span><text:span text:style-name="T82"> ali</text:span></text:p>
          </table:table-cell>
          <table:table-cell table:style-name="Table1.A1" office:value-type="string">
            <text:p text:style-name="P9">vše, všechno, veškerý, vesmír, 100</text:p>
          </table:table-cell>
        </table:table-row>
        <table:table-row table:style-name="Table1.6">
          <table:table-cell table:style-name="Table1.A1" office:value-type="string">
            <text:p text:style-name="P2">anpa</text:p>
          </table:table-cell>
          <table:table-cell table:style-name="Table1.A1" office:value-type="string">
            <text:p text:style-name="P9">spodek, skromnost</text:p>
          </table:table-cell>
        </table:table-row>
        <table:table-row table:style-name="Table1.7">
          <table:table-cell table:style-name="Table1.A1" office:value-type="string">
            <text:p text:style-name="P2">ante</text:p>
          </table:table-cell>
          <table:table-cell table:style-name="Table1.A1" office:value-type="string">
            <text:p text:style-name="P9">jiný, změněný, rozdíl</text:p>
          </table:table-cell>
        </table:table-row>
        <table:table-row table:style-name="Table1.8">
          <table:table-cell table:style-name="Table1.A1" office:value-type="string">
            <text:p text:style-name="P2">anu</text:p>
          </table:table-cell>
          <table:table-cell table:style-name="Table1.A1" office:value-type="string">
            <text:p text:style-name="P9">nebo, či</text:p>
          </table:table-cell>
        </table:table-row>
        <table:table-row table:style-name="Table1.9">
          <table:table-cell table:style-name="Table1.A1" office:value-type="string">
            <text:p text:style-name="P2">awen</text:p>
          </table:table-cell>
          <table:table-cell table:style-name="Table1.A1" office:value-type="string">
            <text:p text:style-name="P9">zůstat, zachovat, čekat, zastavit, chránit; pokračovat</text:p>
          </table:table-cell>
        </table:table-row>
        <table:table-row table:style-name="Table1.10"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6">(<text:span text:style-name="T82">před přímým předmětem</text:span>)</text:p>
          </table:table-cell>
        </table:table-row>
        <table:table-row table:style-name="Table1.11">
          <table:table-cell table:style-name="Table1.A1" office:value-type="string">
            <text:p text:style-name="P2">en</text:p>
          </table:table-cell>
          <table:table-cell table:style-name="Table1.A1" office:value-type="string">
            <text:p text:style-name="P6">(<text:span text:style-name="T82">mezi několika podměty</text:span>)</text:p>
          </table:table-cell>
        </table:table-row>
        <table:table-row table:style-name="Table1.12">
          <table:table-cell table:style-name="Table1.A1" office:value-type="string">
            <text:p text:style-name="P2">esun</text:p>
          </table:table-cell>
          <table:table-cell table:style-name="Table1.A1" office:value-type="string">
            <text:p text:style-name="P9">obchod, výměna<text:span text:style-name="T172">,</text:span> koupit, prodat, trh, veletrh, bazar</text:p>
          </table:table-cell>
        </table:table-row>
        <table:table-row table:style-name="Table1.13">
          <table:table-cell table:style-name="Table1.A1" office:value-type="string">
            <text:p text:style-name="P2">ijo</text:p>
          </table:table-cell>
          <table:table-cell table:style-name="Table1.A1" office:value-type="string">
            <text:p text:style-name="P9">věc, předmět, jev, entita, bytost, hmota</text:p>
          </table:table-cell>
        </table:table-row>
        <table:table-row table:style-name="Table1.14">
          <table:table-cell table:style-name="Table1.A1" office:value-type="string">
            <text:p text:style-name="P2">ike</text:p>
          </table:table-cell>
          <table:table-cell table:style-name="Table1.A1" office:value-type="string">
            <text:p text:style-name="P9">záporná vlastnost<text:span text:style-name="T147">:</text:span> špatný</text:p>
          </table:table-cell>
        </table:table-row>
        <table:table-row table:style-name="Table1.15">
          <table:table-cell table:style-name="Table1.A1" office:value-type="string">
            <text:p text:style-name="P2">ilo</text:p>
          </table:table-cell>
          <table:table-cell table:style-name="Table1.A1" office:value-type="string">
            <text:p text:style-name="P9">nástroj, nářadí, přístroj, zařízení</text:p>
          </table:table-cell>
        </table:table-row>
        <table:table-row table:style-name="Table1.16">
          <table:table-cell table:style-name="Table1.A1" office:value-type="string">
            <text:p text:style-name="P2">insa</text:p>
          </table:table-cell>
          <table:table-cell table:style-name="Table1.A1" office:value-type="string">
            <text:p text:style-name="P9">vnitřek, střed, mezi, prostředek, vnitřní</text:p>
          </table:table-cell>
        </table:table-row>
        <table:table-row table:style-name="Table1.17">
          <table:table-cell table:style-name="Table1.A1" office:value-type="string">
            <text:p text:style-name="P2">jaki</text:p>
          </table:table-cell>
          <table:table-cell table:style-name="Table1.A1" office:value-type="string">
            <text:p text:style-name="P9">nechutný, nečistý, odporný, nehygienický, toxický, shnilý</text:p>
          </table:table-cell>
        </table:table-row>
        <table:table-row table:style-name="Table1.18">
          <table:table-cell table:style-name="Table1.A1" office:value-type="string">
            <text:p text:style-name="P2">jan</text:p>
          </table:table-cell>
          <table:table-cell table:style-name="Table1.A1" office:value-type="string">
            <text:p text:style-name="P9">člověk, osoba, někdo</text:p>
          </table:table-cell>
        </table:table-row>
        <table:table-row table:style-name="Table1.19">
          <table:table-cell table:style-name="Table1.A1" office:value-type="string">
            <text:p text:style-name="P2">jelo</text:p>
          </table:table-cell>
          <table:table-cell table:style-name="Table1.A1" office:value-type="string">
            <text:p text:style-name="P9">žlutá, nažloutlá</text:p>
          </table:table-cell>
        </table:table-row>
        <table:table-row table:style-name="Table1.20">
          <table:table-cell table:style-name="Table1.A1" office:value-type="string">
            <text:p text:style-name="P2">jo</text:p>
          </table:table-cell>
          <table:table-cell table:style-name="Table1.A1" office:value-type="string">
            <text:p text:style-name="P9">mít, držet, nést, vlastnit, obsahovat</text:p>
          </table:table-cell>
        </table:table-row>
        <table:table-row table:style-name="Table1.21">
          <table:table-cell table:style-name="Table1.A1" office:value-type="string">
            <text:p text:style-name="P2">kala</text:p>
          </table:table-cell>
          <table:table-cell table:style-name="Table1.A1" office:value-type="string">
            <text:p text:style-name="P9">ryba, vodní tvor, mořský tvor, plovoucí tvor</text:p>
          </table:table-cell>
        </table:table-row>
        <table:table-row table:style-name="Table1.22">
          <table:table-cell table:style-name="Table1.A1" office:value-type="string">
            <text:p text:style-name="P2">kalama</text:p>
          </table:table-cell>
          <table:table-cell table:style-name="Table1.A1" office:value-type="string">
            <text:p text:style-name="P9">vydávat zvuk; zvuk</text:p>
          </table:table-cell>
        </table:table-row>
        <table:table-row table:style-name="Table1.23">
          <table:table-cell table:style-name="Table1.A1" office:value-type="string">
            <text:p text:style-name="P2">kama</text:p>
          </table:table-cell>
          <table:table-cell table:style-name="Table1.A1" office:value-type="string">
            <text:p text:style-name="P9">přijít, blížit se, přivolat; budoucnost; událost; stát se</text:p>
          </table:table-cell>
        </table:table-row>
        <table:table-row table:style-name="Table1.24">
          <table:table-cell table:style-name="Table1.A1" office:value-type="string">
            <text:p text:style-name="P2">kasi</text:p>
          </table:table-cell>
          <table:table-cell table:style-name="Table1.A1" office:value-type="string">
            <text:p text:style-name="P10">rostlina, květina, strom</text:p>
          </table:table-cell>
        </table:table-row>
        <table:table-row table:style-name="Table1.25">
          <table:table-cell table:style-name="Table1.A1" office:value-type="string">
            <text:p text:style-name="P2">ken</text:p>
          </table:table-cell>
          <table:table-cell table:style-name="Table1.A1" office:value-type="string">
            <text:p text:style-name="P10">smět, moct, schopnost; možnost možná, povolit</text:p>
          </table:table-cell>
        </table:table-row>
        <table:table-row table:style-name="Table1.26">
          <table:table-cell table:style-name="Table1.A1" office:value-type="string">
            <text:p text:style-name="P2">kepeken</text:p>
          </table:table-cell>
          <table:table-cell table:style-name="Table1.A1" office:value-type="string">
            <text:p text:style-name="P10">pomocí (něčeho)</text:p>
          </table:table-cell>
        </table:table-row>
        <table:table-row table:style-name="Table1.26">
          <table:table-cell table:style-name="Table1.A1" office:value-type="string">
            <text:p text:style-name="P16"><text:span text:style-name="T156">**</text:span><text:span text:style-name="T148">kije</text:span><text:span text:style-name="T156">-</text:span></text:p>
            <text:p text:style-name="P16"><text:span text:style-name="T148">tesan</text:span><text:span text:style-name="T156">-</text:span></text:p>
            <text:p text:style-name="P16"><text:span text:style-name="T148">ta</text:span>kalu</text:p>
          </table:table-cell>
          <table:table-cell table:style-name="Table1.A1" office:value-type="string">
            <text:p text:style-name="P14">mýval, kynkažu; medvídkovitý či lasicovitý tvor</text:p>
          </table:table-cell>
        </table:table-row>
        <table:table-row table:style-name="Table1.28">
          <table:table-cell table:style-name="Table1.A1" office:value-type="string">
            <text:p text:style-name="P2">kili</text:p>
          </table:table-cell>
          <table:table-cell table:style-name="Table1.A1" office:value-type="string">
            <text:p text:style-name="P10">ovoce, zelenina, houba</text:p>
          </table:table-cell>
        </table:table-row>
        <table:table-row table:style-name="Table1.29">
          <table:table-cell table:style-name="Table1.A1" office:value-type="string">
            <text:p text:style-name="P5"><text:span text:style-name="T156">*</text:span>kin</text:p>
          </table:table-cell>
          <table:table-cell table:style-name="Table1.A1" office:value-type="string">
            <text:p text:style-name="P10">také, navíc; vskutku</text:p>
          </table:table-cell>
        </table:table-row>
        <table:table-row table:style-name="Table1.30">
          <table:table-cell table:style-name="Table1.A1" office:value-type="string">
            <text:p text:style-name="P17"><text:span text:style-name="T169">*</text:span>kipisi</text:p>
          </table:table-cell>
          <table:table-cell table:style-name="Table1.A1" office:value-type="string">
            <text:p text:style-name="P18">rozd<text:span text:style-name="T32">ělit, rozříznout; kus, část; ostrý, špičatý</text:span></text:p>
          </table:table-cell>
        </table:table-row>
        <table:table-row table:style-name="Table1.31">
          <table:table-cell table:style-name="Table1.A1" office:value-type="string">
            <text:p text:style-name="P2">kiwen</text:p>
          </table:table-cell>
          <table:table-cell table:style-name="Table1.A1" office:value-type="string">
            <text:p text:style-name="P10">tvrdý předmět<text:span text:style-name="T146">:</text:span> kov, kámen, dřevo</text:p>
          </table:table-cell>
        </table:table-row>
        <table:table-row table:style-name="Table1.32">
          <table:table-cell table:style-name="Table1.A1" office:value-type="string">
            <text:p text:style-name="P2">ko</text:p>
          </table:table-cell>
          <table:table-cell table:style-name="Table1.A1" office:value-type="string">
            <text:p text:style-name="P10">polotuhý předmět<text:span text:style-name="T146">:</text:span> pasta, prášek; tvarovatelný, lepivý</text:p>
          </table:table-cell>
        </table:table-row>
        <table:table-row table:style-name="Table1.33">
          <table:table-cell table:style-name="Table1.A1" office:value-type="string">
            <text:p text:style-name="P2">kon</text:p>
          </table:table-cell>
          <table:table-cell table:style-name="Table1.A1" office:value-type="string">
            <text:p text:style-name="P10">vzduch, dech, vítr; podstata, duch, duše, přízrak</text:p>
          </table:table-cell>
        </table:table-row>
        <table:table-row table:style-name="Table1.34">
          <table:table-cell table:style-name="Table1.A1" office:value-type="string">
            <text:p text:style-name="P15"><text:span text:style-name="T156">*</text:span>ku</text:p>
          </table:table-cell>
          <table:table-cell table:style-name="Table1.A1" office:value-type="string">
            <text:p text:style-name="P14">interagovat s knihou <text:span text:style-name="T1">Toki Pona Dictionary (2021)</text:span></text:p>
          </table:table-cell>
        </table:table-row>
        <table:table-row table:style-name="Table1.35">
          <table:table-cell table:style-name="Table1.A1" office:value-type="string">
            <text:p text:style-name="P2">kule</text:p>
          </table:table-cell>
          <table:table-cell table:style-name="Table1.A1" office:value-type="string">
            <text:p text:style-name="P10">barva, pigment, kategorie, žánr, příchuť; rozmanitý</text:p>
          </table:table-cell>
        </table:table-row>
        <table:table-row table:style-name="Table1.36">
          <table:table-cell table:style-name="Table1.A1" office:value-type="string">
            <text:p text:style-name="P2">kulupu</text:p>
          </table:table-cell>
          <table:table-cell table:style-name="Table1.A1" office:value-type="string">
            <text:p text:style-name="P10">skupina, komunita, národ, společnost, firma, sbírka</text:p>
          </table:table-cell>
        </table:table-row>
        <table:table-row table:style-name="Table1.37">
          <table:table-cell table:style-name="Table1.A1" office:value-type="string">
            <text:p text:style-name="P2">kute</text:p>
          </table:table-cell>
          <table:table-cell table:style-name="Table1.A1" office:value-type="string">
            <text:p text:style-name="P10">ucho, slyšící orgán; slyšet, poslouchat, dávat pozor</text:p>
          </table:table-cell>
        </table:table-row>
        <table:table-row table:style-name="Table1.38">
          <table:table-cell table:style-name="Table1.A1" office:value-type="string">
            <text:p text:style-name="P2">la</text:p>
          </table:table-cell>
          <table:table-cell table:style-name="Table1.A1" office:value-type="string">
            <text:p text:style-name="P6">(<text:span text:style-name="T89">mezi kontextovou frází a hlavní větou)</text:span></text:p>
          </table:table-cell>
        </table:table-row>
        <table:table-row table:style-name="Table1.39">
          <table:table-cell table:style-name="Table1.A1" office:value-type="string">
            <text:p text:style-name="P2">lape</text:p>
          </table:table-cell>
          <table:table-cell table:style-name="Table1.A1" office:value-type="string">
            <text:p text:style-name="P10">spánek, odpočinek</text:p>
          </table:table-cell>
        </table:table-row>
        <table:table-row table:style-name="Table1.40">
          <table:table-cell table:style-name="Table1.A1" office:value-type="string">
            <text:p text:style-name="P2">laso</text:p>
          </table:table-cell>
          <table:table-cell table:style-name="Table1.A1" office:value-type="string">
            <text:p text:style-name="P10">tyrkysová, modrá, zelená</text:p>
          </table:table-cell>
        </table:table-row>
        <table:table-row table:style-name="Table1.41">
          <table:table-cell table:style-name="Table1.A1" office:value-type="string">
            <text:p text:style-name="P2">lawa</text:p>
          </table:table-cell>
          <table:table-cell table:style-name="Table1.A1" office:value-type="string">
            <text:p text:style-name="P10">hlava, mysl; mozek; ovládat, vést, navádět; vláda, vedoucí; pravidlo, zákon</text:p>
          </table:table-cell>
        </table:table-row>
        <table:table-row table:style-name="Table1.42">
          <table:table-cell table:style-name="Table1.A1" office:value-type="string">
            <text:p text:style-name="P15"><text:span text:style-name="T156">*</text:span>leko</text:p>
          </table:table-cell>
          <table:table-cell table:style-name="Table1.A1" office:value-type="string">
            <text:p text:style-name="P14">čtverec, krychle, blok</text:p>
          </table:table-cell>
        </table:table-row>
        <table:table-row table:style-name="Table1.43">
          <table:table-cell table:style-name="Table1.A1" office:value-type="string">
            <text:p text:style-name="P2">len</text:p>
          </table:table-cell>
          <table:table-cell table:style-name="Table1.A1" office:value-type="string">
            <text:p text:style-name="P10">látka, oblečení, textílie, skrytý, tajný, soukromý</text:p>
          </table:table-cell>
        </table:table-row>
        <table:table-row table:style-name="Table1.44">
          <table:table-cell table:style-name="Table1.A1" office:value-type="string">
            <text:p text:style-name="P2">lete</text:p>
          </table:table-cell>
          <table:table-cell table:style-name="Table1.A1" office:value-type="string">
            <text:p text:style-name="P10">studený; syrový, tepelně neupravený</text:p>
          </table:table-cell>
        </table:table-row>
        <table:table-row table:style-name="Table1.45">
          <table:table-cell table:style-name="Table1.A1" office:value-type="string">
            <text:p text:style-name="P2">li</text:p>
          </table:table-cell>
          <table:table-cell table:style-name="Table1.A1" office:value-type="string">
            <text:p text:style-name="P6">(<text:span text:style-name="T89">mezi podmětem a přísudkem</text:span><text:span text:style-name="T96"> kromě samostatného mi nebo sina</text:span>)</text:p>
          </table:table-cell>
        </table:table-row>
        <table:table-row table:style-name="Table1.46">
          <table:table-cell table:style-name="Table1.A1" office:value-type="string">
            <text:p text:style-name="P2">lili</text:p>
          </table:table-cell>
          <table:table-cell table:style-name="Table1.A1" office:value-type="string">
            <text:p text:style-name="P10">malý<text:span text:style-name="T145">,</text:span> nízký<text:span text:style-name="T145">,</text:span> krátký<text:span text:style-name="T145">, mladý, málo; kus, část</text:span></text:p>
          </table:table-cell>
        </table:table-row>
        <table:table-row table:style-name="Table1.47">
          <table:table-cell table:style-name="Table1.A1" office:value-type="string">
            <text:p text:style-name="P2">linja</text:p>
          </table:table-cell>
          <table:table-cell table:style-name="Table1.A1" office:value-type="string">
            <text:p text:style-name="P11">dlouhá a ohebná věc<text:span text:style-name="T146">:</text:span> lano, nit, vlas, kožešina, čára</text:p>
          </table:table-cell>
        </table:table-row>
        <table:table-row table:style-name="Table1.48">
          <table:table-cell table:style-name="Table1.A1" office:value-type="string">
            <text:p text:style-name="P2">lipu</text:p>
          </table:table-cell>
          <table:table-cell table:style-name="Table1.A1" office:value-type="string">
            <text:p text:style-name="P11">plochý a neohebný předmět<text:span text:style-name="T146">:</text:span> papír, karta, list; psaný text nebo dokument<text:span text:style-name="T146">:</text:span> kniha</text:p>
          </table:table-cell>
        </table:table-row>
        <table:table-row table:style-name="Table1.49">
          <table:table-cell table:style-name="Table1.A1" office:value-type="string">
            <text:p text:style-name="P2">loje</text:p>
          </table:table-cell>
          <table:table-cell table:style-name="Table1.A1" office:value-type="string">
            <text:p text:style-name="P11">červená, načervenalá</text:p>
          </table:table-cell>
        </table:table-row>
        <table:table-row table:style-name="Table1.50">
          <table:table-cell table:style-name="Table1.A1" office:value-type="string">
            <text:p text:style-name="P2">lon</text:p>
          </table:table-cell>
          <table:table-cell table:style-name="Table1.A1" office:value-type="string">
            <text:p text:style-name="P11">přítomný, existující, skutečný, pravdivý; na, v, během, v kontextu</text:p>
          </table:table-cell>
        </table:table-row>
        <table:table-row table:style-name="Table1.51">
          <table:table-cell table:style-name="Table1.A1" office:value-type="string">
            <text:p text:style-name="P2">luka</text:p>
          </table:table-cell>
          <table:table-cell table:style-name="Table1.A1" office:value-type="string">
            <text:p text:style-name="P11">ruka, dotyk, 5</text:p>
          </table:table-cell>
        </table:table-row>
        <table:table-row table:style-name="Table1.52">
          <table:table-cell table:style-name="Table1.A1" office:value-type="string">
            <text:p text:style-name="P3">lukin</text:p>
          </table:table-cell>
          <table:table-cell table:style-name="Table1.A1" office:value-type="string">
            <text:p text:style-name="P11">vidět, dívat se, prohlížet si, číst, sledovat; vizuální; oko, vidící orgán; zkusit</text:p>
          </table:table-cell>
        </table:table-row>
        <table:table-row table:style-name="Table1.53">
          <table:table-cell table:style-name="Table1.A1" office:value-type="string">
            <text:p text:style-name="P2">lupa</text:p>
          </table:table-cell>
          <table:table-cell table:style-name="Table1.A1" office:value-type="string">
            <text:p text:style-name="P11">díra, jáma; dveře, okno</text:p>
          </table:table-cell>
        </table:table-row>
        <table:table-row table:style-name="Table1.54">
          <table:table-cell table:style-name="Table1.A1" office:value-type="string">
            <text:p text:style-name="P2">ma</text:p>
          </table:table-cell>
          <table:table-cell table:style-name="Table1.A1" office:value-type="string">
            <text:p text:style-name="P11">země, půda; stát, území, svět, venek</text:p>
          </table:table-cell>
        </table:table-row>
        <table:table-row table:style-name="Table1.55">
          <table:table-cell table:style-name="Table1.A1" office:value-type="string">
            <text:p text:style-name="P2">mama</text:p>
          </table:table-cell>
          <table:table-cell table:style-name="Table1.A1" office:value-type="string">
            <text:p text:style-name="P11">rodič, předek; tvůrce; správce, opatrovník</text:p>
          </table:table-cell>
        </table:table-row>
        <table:table-row table:style-name="Table1.56">
          <table:table-cell table:style-name="Table1.A1" office:value-type="string">
            <text:p text:style-name="P2">mani</text:p>
          </table:table-cell>
          <table:table-cell table:style-name="Table1.A1" office:value-type="string">
            <text:p text:style-name="P11">peníze, měna; hodnotná věc, zlato, investice, dobytek</text:p>
          </table:table-cell>
        </table:table-row>
        <table:table-row table:style-name="Table1.57">
          <table:table-cell table:style-name="Table1.A1" office:value-type="string">
            <text:p text:style-name="P2">meli</text:p>
          </table:table-cell>
          <table:table-cell table:style-name="Table1.A1" office:value-type="string">
            <text:p text:style-name="P11">žena, manželka, přítelkyně</text:p>
          </table:table-cell>
        </table:table-row>
        <table:table-row table:style-name="Table1.58">
          <table:table-cell table:style-name="Table1.A1" office:value-type="string">
            <text:p text:style-name="P2">mi</text:p>
          </table:table-cell>
          <table:table-cell table:style-name="Table1.A1" office:value-type="string">
            <text:p text:style-name="P11">já, my, moje, naše</text:p>
          </table:table-cell>
        </table:table-row>
        <table:table-row table:style-name="Table1.59">
          <table:table-cell table:style-name="Table1.A1" office:value-type="string">
            <text:p text:style-name="P2">mije</text:p>
          </table:table-cell>
          <table:table-cell table:style-name="Table1.A1" office:value-type="string">
            <text:p text:style-name="P11">muž, manžel, přítel</text:p>
          </table:table-cell>
        </table:table-row>
        <table:table-row table:style-name="Table1.60">
          <table:table-cell table:style-name="Table1.A1" office:value-type="string">
            <text:p text:style-name="P15"><text:span text:style-name="T156">*</text:span>misikek<text:span text:style-name="T156">e</text:span></text:p>
          </table:table-cell>
          <table:table-cell table:style-name="Table1.A1" office:value-type="string">
            <text:p text:style-name="P14">lékařská věc nebo praxe: předpis, meditace, cvičení</text:p>
          </table:table-cell>
        </table:table-row>
        <table:table-row table:style-name="Table1.61">
          <table:table-cell table:style-name="Table1.A1" office:value-type="string">
            <text:p text:style-name="P2">moku</text:p>
          </table:table-cell>
          <table:table-cell table:style-name="Table1.A1" office:value-type="string">
            <text:p text:style-name="P11">jíst, pít, konzumovat; jídlo, jedlá věc</text:p>
          </table:table-cell>
        </table:table-row>
        <table:table-row table:style-name="Table1.62">
          <table:table-cell table:style-name="Table1.A1" office:value-type="string">
            <text:p text:style-name="P2">moli</text:p>
          </table:table-cell>
          <table:table-cell table:style-name="Table1.A1" office:value-type="string">
            <text:p text:style-name="P11">smrt, mrtvý, zemřít; zabít</text:p>
          </table:table-cell>
        </table:table-row>
        <table:table-row table:style-name="Table1.63">
          <table:table-cell table:style-name="Table1.A1" office:value-type="string">
            <text:p text:style-name="P2">monsi</text:p>
          </table:table-cell>
          <table:table-cell table:style-name="Table1.A1" office:value-type="string">
            <text:p text:style-name="P11">záda, vzadu, za</text:p>
          </table:table-cell>
        </table:table-row>
        <table:table-row table:style-name="Table1.64">
          <table:table-cell table:style-name="Table1.A1" office:value-type="string">
            <text:p text:style-name="P15"><text:span text:style-name="T156">*</text:span>monsuta</text:p>
          </table:table-cell>
          <table:table-cell table:style-name="Table1.A1" office:value-type="string">
            <text:p text:style-name="P14">strach, nervozita, hrůza; děsivý; děsivá věc: hrozba</text:p>
          </table:table-cell>
        </table:table-row>
        <table:table-row table:style-name="Table1.65">
          <table:table-cell table:style-name="Table1.A1" office:value-type="string">
            <text:p text:style-name="P2">mu</text:p>
          </table:table-cell>
          <table:table-cell table:style-name="Table1.A1" office:value-type="string">
            <text:p text:style-name="P6">(<text:span text:style-name="T90">zvířecí zvuky či dorozumívání</text:span>)</text:p>
          </table:table-cell>
        </table:table-row>
        <table:table-row table:style-name="Table1.66">
          <table:table-cell table:style-name="Table1.A1" office:value-type="string">
            <text:p text:style-name="P2">mun</text:p>
          </table:table-cell>
          <table:table-cell table:style-name="Table1.A1" office:value-type="string">
            <text:p text:style-name="P11">měsíc, nebeské těleso, hvězda</text:p>
          </table:table-cell>
        </table:table-row>
        <table:table-row table:style-name="Table1.67">
          <table:table-cell table:style-name="Table1.A1" office:value-type="string">
            <text:p text:style-name="P2">musi</text:p>
          </table:table-cell>
          <table:table-cell table:style-name="Table1.A1" office:value-type="string">
            <text:p text:style-name="P11">zábava, hra, umění, zábavný, zajímavý, komický, hloupý</text:p>
          </table:table-cell>
        </table:table-row>
        <table:table-row table:style-name="Table1.68">
          <table:table-cell table:style-name="Table1.A1" office:value-type="string">
            <text:p text:style-name="P2">mute</text:p>
          </table:table-cell>
          <table:table-cell table:style-name="Table1.A1" office:value-type="string">
            <text:p text:style-name="P11">mnoho, spousta, velmi; množství, 20</text:p>
          </table:table-cell>
        </table:table-row>
        <table:table-row table:style-name="Table1.69">
          <table:table-cell table:style-name="Table1.A1" office:value-type="string">
            <text:p text:style-name="P15"><text:span text:style-name="T156">*</text:span>n</text:p>
          </table:table-cell>
          <table:table-cell table:style-name="Table1.A1" office:value-type="string">
            <text:p text:style-name="P14">hm, eh, emm (zvuk přemýšlení nebo pauzy)</text:p>
          </table:table-cell>
        </table:table-row>
        <table:table-row table:style-name="Table1.70">
          <table:table-cell table:style-name="Table1.A1" office:value-type="string">
            <text:p text:style-name="P5"><text:span text:style-name="T156">*</text:span>namako</text:p>
          </table:table-cell>
          <table:table-cell table:style-name="Table1.A1" office:value-type="string">
            <text:p text:style-name="P11">koření, ozdoba, dodatek</text:p>
          </table:table-cell>
        </table:table-row>
        <table:table-row table:style-name="Table1.71">
          <table:table-cell table:style-name="Table1.A1" office:value-type="string">
            <text:p text:style-name="P2">nanpa</text:p>
          </table:table-cell>
          <table:table-cell table:style-name="Table1.A1" office:value-type="string">
            <text:p text:style-name="P11">číslo, n-tý (řadová čislovka)</text:p>
          </table:table-cell>
        </table:table-row>
        <table:table-row table:style-name="Table1.72">
          <table:table-cell table:style-name="Table1.A1" office:value-type="string">
            <text:p text:style-name="P2">nasa</text:p>
          </table:table-cell>
          <table:table-cell table:style-name="Table1.A1" office:value-type="string">
            <text:p text:style-name="P11">zvláštní, neobvyklý, hloupý, nenormální, nečekaný, opilý</text:p>
          </table:table-cell>
        </table:table-row>
        <table:table-row table:style-name="Table1.73">
          <table:table-cell table:style-name="Table1.A1" office:value-type="string">
            <text:p text:style-name="P2">nasin</text:p>
          </table:table-cell>
          <table:table-cell table:style-name="Table1.A1" office:value-type="string">
            <text:p text:style-name="P11">způsob, postup; <text:s/>cesta</text:p>
          </table:table-cell>
        </table:table-row>
        <table:table-row table:style-name="Table1.74">
          <table:table-cell table:style-name="Table1.A1" office:value-type="string">
            <text:p text:style-name="P2">nena</text:p>
          </table:table-cell>
          <table:table-cell table:style-name="Table1.A1" office:value-type="string">
            <text:p text:style-name="P12">výčnělek: hrbol, tlačítko, kopec, hora, nos</text:p>
          </table:table-cell>
        </table:table-row>
        <table:table-row table:style-name="Table1.75">
          <table:table-cell table:style-name="Table1.A1" office:value-type="string">
            <text:p text:style-name="P2">ni</text:p>
          </table:table-cell>
          <table:table-cell table:style-name="Table1.A1" office:value-type="string">
            <text:p text:style-name="P12">to, toto, tohle, tamto</text:p>
          </table:table-cell>
        </table:table-row>
        <table:table-row table:style-name="Table1.76">
          <table:table-cell table:style-name="Table1.A1" office:value-type="string">
            <text:p text:style-name="P2">nimi</text:p>
          </table:table-cell>
          <table:table-cell table:style-name="Table1.A1" office:value-type="string">
            <text:p text:style-name="P12">jméno, slovo</text:p>
          </table:table-cell>
        </table:table-row>
        <table:table-row table:style-name="Table1.77">
          <table:table-cell table:style-name="Table1.A1" office:value-type="string">
            <text:p text:style-name="P2">noka</text:p>
          </table:table-cell>
          <table:table-cell table:style-name="Table1.A1" office:value-type="string">
            <text:p text:style-name="P12">noha, chodidlo, pohybový orgán, kořeny</text:p>
          </table:table-cell>
        </table:table-row>
        <table:table-row table:style-name="Table1.78"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6">he<text:span text:style-name="T91">j</text:span>! (<text:span text:style-name="T91">vokativ</text:span><text:span text:style-name="T32"> </text:span><text:span text:style-name="T91">nebo</text:span><text:span text:style-name="T32"> </text:span><text:span text:style-name="T91">imperativ</text:span>)</text:p>
          </table:table-cell>
        </table:table-row>
        <table:table-row table:style-name="Table1.79">
          <table:table-cell table:style-name="Table1.A1" office:value-type="string">
            <text:p text:style-name="P4"><text:span text:style-name="T172">*</text:span>oko</text:p>
          </table:table-cell>
          <table:table-cell table:style-name="Table1.A1" office:value-type="string">
            <text:p text:style-name="P12">oko</text:p>
          </table:table-cell>
        </table:table-row>
        <table:table-row table:style-name="Table1.80">
          <table:table-cell table:style-name="Table1.A1" office:value-type="string">
            <text:p text:style-name="P2">olin</text:p>
          </table:table-cell>
          <table:table-cell table:style-name="Table1.A1" office:value-type="string">
            <text:p text:style-name="P6">mít silné citové pouto s<text:span text:style-name="T92">:</text:span> náklonnost, vděčnost,<text:span text:style-name="T91"> láska</text:span><text:span text:style-name="T97">, soucit</text:span></text:p>
          </table:table-cell>
        </table:table-row>
        <table:table-row table:style-name="Table1.81">
          <table:table-cell table:style-name="Table1.A1" office:value-type="string">
            <text:p text:style-name="P2">ona</text:p>
          </table:table-cell>
          <table:table-cell table:style-name="Table1.A1" office:value-type="string">
            <text:p text:style-name="P12">on, ona, ono, oni, ony</text:p>
          </table:table-cell>
        </table:table-row>
        <table:table-row table:style-name="Table1.82">
          <table:table-cell table:style-name="Table1.A1" office:value-type="string">
            <text:p text:style-name="P2">open</text:p>
          </table:table-cell>
          <table:table-cell table:style-name="Table1.A1" office:value-type="string">
            <text:p text:style-name="P12">začít, otevřít, zapnout; začátek</text:p>
          </table:table-cell>
        </table:table-row>
        <table:table-row table:style-name="Table1.83">
          <table:table-cell table:style-name="Table1.A1" office:value-type="string">
            <text:p text:style-name="P2">pakala</text:p>
          </table:table-cell>
          <table:table-cell table:style-name="Table1.A1" office:value-type="string">
            <text:p text:style-name="P12">poškozený, rozbitý; chyba</text:p>
          </table:table-cell>
        </table:table-row>
        <table:table-row table:style-name="Table1.84">
          <table:table-cell table:style-name="Table1.A1" office:value-type="string">
            <text:p text:style-name="P2">pali</text:p>
          </table:table-cell>
          <table:table-cell table:style-name="Table1.A1" office:value-type="string">
            <text:p text:style-name="P12">práce, aktivita, dělat</text:p>
          </table:table-cell>
        </table:table-row>
        <table:table-row table:style-name="Table1.85">
          <table:table-cell table:style-name="Table1.A1" office:value-type="string">
            <text:p text:style-name="P2">palisa</text:p>
          </table:table-cell>
          <table:table-cell table:style-name="Table1.A1" office:value-type="string">
            <text:p text:style-name="P12">dlouhá a pevná věc<text:span text:style-name="T147">:</text:span> větev, tyč, prut, hůl, páteř, stěžeň</text:p>
          </table:table-cell>
        </table:table-row>
        <table:table-row table:style-name="Table1.86">
          <table:table-cell table:style-name="Table1.A1" office:value-type="string">
            <text:p text:style-name="P2">pan</text:p>
          </table:table-cell>
          <table:table-cell table:style-name="Table1.A1" office:value-type="string">
            <text:p text:style-name="P12">obiloviny, škrobovité potraviny, pečivo</text:p>
          </table:table-cell>
        </table:table-row>
        <table:table-row table:style-name="Table1.87">
          <table:table-cell table:style-name="Table1.A1" office:value-type="string">
            <text:p text:style-name="P2">pana</text:p>
          </table:table-cell>
          <table:table-cell table:style-name="Table1.A1" office:value-type="string">
            <text:p text:style-name="P12">dát, poslat, poskytnout, položit<text:span text:style-name="T158">, podat</text:span></text:p>
          </table:table-cell>
        </table:table-row>
        <table:table-row table:style-name="Table1.88">
          <table:table-cell table:style-name="Table1.A1" office:value-type="string">
            <text:p text:style-name="P2">pi</text:p>
          </table:table-cell>
          <table:table-cell table:style-name="Table1.A1" office:value-type="string">
            <text:p text:style-name="P12">(seskupuje slova do jednoho modifikátoru)</text:p>
          </table:table-cell>
        </table:table-row>
        <table:table-row table:style-name="Table1.89">
          <table:table-cell table:style-name="Table1.A1" office:value-type="string">
            <text:p text:style-name="P2">pilin</text:p>
          </table:table-cell>
          <table:table-cell table:style-name="Table1.A1" office:value-type="string">
            <text:p text:style-name="P12">zkušenost, pocit, dotyk; srdce (fyzické i citové)</text:p>
          </table:table-cell>
        </table:table-row>
        <table:table-row table:style-name="Table1.90">
          <table:table-cell table:style-name="Table1.A1" office:value-type="string">
            <text:p text:style-name="P2">pimeja</text:p>
          </table:table-cell>
          <table:table-cell table:style-name="Table1.A1" office:value-type="string">
            <text:p text:style-name="P12">tmavá, neosvětlená, tmavá barva, černá, fialová, hnědá</text:p>
          </table:table-cell>
        </table:table-row>
        <table:table-row table:style-name="Table1.91">
          <table:table-cell table:style-name="Table1.A1" office:value-type="string">
            <text:p text:style-name="P2">pini</text:p>
          </table:table-cell>
          <table:table-cell table:style-name="Table1.A1" office:value-type="string">
            <text:p text:style-name="P12">končit, přestat; zavřít, vypnout; minulý; okraj, konec, závěr</text:p>
          </table:table-cell>
        </table:table-row>
        <table:table-row table:style-name="Table1.92">
          <table:table-cell table:style-name="Table1.A1" office:value-type="string">
            <text:p text:style-name="P2">pipi</text:p>
          </table:table-cell>
          <table:table-cell table:style-name="Table1.A1" office:value-type="string">
            <text:p text:style-name="P12">hmyz, brouk, pavouk</text:p>
          </table:table-cell>
        </table:table-row>
        <table:table-row table:style-name="Table1.93">
          <table:table-cell table:style-name="Table1.A1" office:value-type="string">
            <text:p text:style-name="P2">poka</text:p>
          </table:table-cell>
          <table:table-cell table:style-name="Table1.A1" office:value-type="string">
            <text:p text:style-name="P12">bok, strana; vedle, poblíž</text:p>
          </table:table-cell>
        </table:table-row>
        <table:table-row table:style-name="Table1.94">
          <table:table-cell table:style-name="Table1.A1" office:value-type="string">
            <text:p text:style-name="P2">poki</text:p>
          </table:table-cell>
          <table:table-cell table:style-name="Table1.A1" office:value-type="string">
            <text:p text:style-name="P12">nádoba: taška, krabice</text:p>
          </table:table-cell>
        </table:table-row>
        <table:table-row table:style-name="Table1.95">
          <table:table-cell table:style-name="Table1.A1" office:value-type="string">
            <text:p text:style-name="P2">pona</text:p>
          </table:table-cell>
          <table:table-cell table:style-name="Table1.A1" office:value-type="string">
            <text:p text:style-name="P13">kladná vlastnost: dobrý, příjemný, užitečný, klidný</text:p>
          </table:table-cell>
        </table:table-row>
        <table:table-row table:style-name="Table1.96">
          <table:table-cell table:style-name="Table1.A1" office:value-type="string">
            <text:p text:style-name="P2">pu</text:p>
          </table:table-cell>
          <table:table-cell table:style-name="Table1.A1" office:value-type="string">
            <text:p text:style-name="P13">interagovat s knihou<text:line-break/><text:span text:style-name="T1">Toki Pona: The Language of Good</text:span></text:p>
          </table:table-cell>
        </table:table-row>
        <table:table-row table:style-name="Table1.97">
          <table:table-cell table:style-name="Table1.A1" office:value-type="string">
            <text:p text:style-name="P2">sama</text:p>
          </table:table-cell>
          <table:table-cell table:style-name="Table1.A1" office:value-type="string">
            <text:p text:style-name="P13">stejný, podobný; vrstevník, společník, navzájem</text:p>
          </table:table-cell>
        </table:table-row>
        <table:table-row table:style-name="Table1.98">
          <table:table-cell table:style-name="Table1.A1" office:value-type="string">
            <text:p text:style-name="P2">seli</text:p>
          </table:table-cell>
          <table:table-cell table:style-name="Table1.A1" office:value-type="string">
            <text:p text:style-name="P13">oheň; topné těleso, chemická reakce</text:p>
          </table:table-cell>
        </table:table-row>
        <table:table-row table:style-name="Table1.99">
          <table:table-cell table:style-name="Table1.A1" office:value-type="string">
            <text:p text:style-name="P2">selo</text:p>
          </table:table-cell>
          <table:table-cell table:style-name="Table1.A1" office:value-type="string">
            <text:p text:style-name="P13">vnější vrstva: kůže, slupka; vnější forma, hranice</text:p>
          </table:table-cell>
        </table:table-row>
        <table:table-row table:style-name="Table1.100">
          <table:table-cell table:style-name="Table1.A1" office:value-type="string">
            <text:p text:style-name="P2">seme</text:p>
          </table:table-cell>
          <table:table-cell table:style-name="Table1.A1" office:value-type="string">
            <text:p text:style-name="P13">co? který? jaký?</text:p>
          </table:table-cell>
        </table:table-row>
        <table:table-row table:style-name="Table1.101">
          <table:table-cell table:style-name="Table1.A1" office:value-type="string">
            <text:p text:style-name="P2">sewi</text:p>
          </table:table-cell>
          <table:table-cell table:style-name="Table1.A1" office:value-type="string">
            <text:p text:style-name="P13">výše, nad, nejvyšší část, něco na vrchu; vznešený, božský, svatý, nadpřirozený</text:p>
          </table:table-cell>
        </table:table-row>
        <table:table-row table:style-name="Table1.102">
          <table:table-cell table:style-name="Table1.A1" office:value-type="string">
            <text:p text:style-name="P2">sijelo</text:p>
          </table:table-cell>
          <table:table-cell table:style-name="Table1.A1" office:value-type="string">
            <text:p text:style-name="P13">tělo, tvar, fyzický stav, trup</text:p>
          </table:table-cell>
        </table:table-row>
        <table:table-row table:style-name="Table1.103">
          <table:table-cell table:style-name="Table1.A1" office:value-type="string">
            <text:p text:style-name="P2">sike</text:p>
          </table:table-cell>
          <table:table-cell table:style-name="Table1.A1" office:value-type="string">
            <text:p text:style-name="P13">kulatý předmět: míč, kruh, kolo, koule; roční</text:p>
          </table:table-cell>
        </table:table-row>
        <table:table-row table:style-name="Table1.104">
          <table:table-cell table:style-name="Table1.A1" office:value-type="string">
            <text:p text:style-name="P2">sin</text:p>
          </table:table-cell>
          <table:table-cell table:style-name="Table1.A1" office:value-type="string">
            <text:p text:style-name="P13">nový, čerstvý; další</text:p>
          </table:table-cell>
        </table:table-row>
        <table:table-row table:style-name="Table1.105">
          <table:table-cell table:style-name="Table1.A1" office:value-type="string">
            <text:p text:style-name="P2">sina</text:p>
          </table:table-cell>
          <table:table-cell table:style-name="Table1.A1" office:value-type="string">
            <text:p text:style-name="P13">ty, vy, tvoje, vaše</text:p>
          </table:table-cell>
        </table:table-row>
        <table:table-row table:style-name="Table1.106">
          <table:table-cell table:style-name="Table1.A1" office:value-type="string">
            <text:p text:style-name="P2">sinpin</text:p>
          </table:table-cell>
          <table:table-cell table:style-name="Table1.A1" office:value-type="string">
            <text:p text:style-name="P13">čelit, předek, stěna</text:p>
          </table:table-cell>
        </table:table-row>
        <table:table-row table:style-name="Table1.107">
          <table:table-cell table:style-name="Table1.A1" office:value-type="string">
            <text:p text:style-name="P2">sitelen</text:p>
          </table:table-cell>
          <table:table-cell table:style-name="Table1.A1" office:value-type="string">
            <text:p text:style-name="P13">obrázek, podobizna, symbol, znak, písmo</text:p>
          </table:table-cell>
        </table:table-row>
        <table:table-row table:style-name="Table1.108">
          <table:table-cell table:style-name="Table1.A1" office:value-type="string">
            <text:p text:style-name="P15"><text:span text:style-name="T156">*</text:span>soko</text:p>
          </table:table-cell>
          <table:table-cell table:style-name="Table1.A1" office:value-type="string">
            <text:p text:style-name="P14">houba</text:p>
          </table:table-cell>
        </table:table-row>
        <table:table-row table:style-name="Table1.109">
          <table:table-cell table:style-name="Table1.A1" office:value-type="string">
            <text:p text:style-name="P2">sona</text:p>
          </table:table-cell>
          <table:table-cell table:style-name="Table1.A1" office:value-type="string">
            <text:p text:style-name="P13">vědět, umět, znát</text:p>
          </table:table-cell>
        </table:table-row>
        <table:table-row table:style-name="Table1.110">
          <table:table-cell table:style-name="Table1.A1" office:value-type="string">
            <text:p text:style-name="P2">soweli</text:p>
          </table:table-cell>
          <table:table-cell table:style-name="Table1.A1" office:value-type="string">
            <text:p text:style-name="P13">zvíře, šelma, suchozemský savec</text:p>
          </table:table-cell>
        </table:table-row>
        <table:table-row table:style-name="Table1.111">
          <table:table-cell table:style-name="Table1.A1" office:value-type="string">
            <text:p text:style-name="P2">suli</text:p>
          </table:table-cell>
          <table:table-cell table:style-name="Table1.A1" office:value-type="string">
            <text:p text:style-name="P13">velký, těžký, dlouhý, vysoký; důležitý, dospělý</text:p>
          </table:table-cell>
        </table:table-row>
        <table:table-row table:style-name="Table1.112">
          <table:table-cell table:style-name="Table1.A1" office:value-type="string">
            <text:p text:style-name="P2">suno</text:p>
          </table:table-cell>
          <table:table-cell table:style-name="Table1.A1" office:value-type="string">
            <text:p text:style-name="P13">slunce; světlo, jas, záře, svit<text:span text:style-name="T158">, zdroj světla</text:span></text:p>
          </table:table-cell>
        </table:table-row>
        <table:table-row table:style-name="Table1.113">
          <table:table-cell table:style-name="Table1.A1" office:value-type="string">
            <text:p text:style-name="P2">supa</text:p>
          </table:table-cell>
          <table:table-cell table:style-name="Table1.A1" office:value-type="string">
            <text:p text:style-name="P13">plochý a vodorovný povrch, obzvlášť pro odkládání věcí: postel, podlaha, stůl, talíř</text:p>
          </table:table-cell>
        </table:table-row>
        <table:table-row table:style-name="Table1.114">
          <table:table-cell table:style-name="Table1.A1" office:value-type="string">
            <text:p text:style-name="P2">suwi</text:p>
          </table:table-cell>
          <table:table-cell table:style-name="Table1.A1" office:value-type="string">
            <text:p text:style-name="P13">sladký, vonný; roztomilý</text:p>
          </table:table-cell>
        </table:table-row>
        <table:table-row table:style-name="Table1.115">
          <table:table-cell table:style-name="Table1.A1" office:value-type="string">
            <text:p text:style-name="P2">tan</text:p>
          </table:table-cell>
          <table:table-cell table:style-name="Table1.A1" office:value-type="string">
            <text:p text:style-name="P13">z, kvůli, příčina, původ</text:p>
          </table:table-cell>
        </table:table-row>
        <table:table-row table:style-name="Table1.116">
          <table:table-cell table:style-name="Table1.A1" office:value-type="string">
            <text:p text:style-name="P2">taso</text:p>
          </table:table-cell>
          <table:table-cell table:style-name="Table1.A1" office:value-type="string">
            <text:p text:style-name="P13">ale, avšak; pouze, jedině</text:p>
          </table:table-cell>
        </table:table-row>
        <table:table-row table:style-name="Table1.117">
          <table:table-cell table:style-name="Table1.A1" office:value-type="string">
            <text:p text:style-name="P2">tawa</text:p>
          </table:table-cell>
          <table:table-cell table:style-name="Table1.A1" office:value-type="string">
            <text:p text:style-name="P13">pohyb: chůze, třes, let, cestování; pro, k, z pohledu</text:p>
          </table:table-cell>
        </table:table-row>
        <table:table-row table:style-name="Table1.118">
          <table:table-cell table:style-name="Table1.A1" office:value-type="string">
            <text:p text:style-name="P2">telo</text:p>
          </table:table-cell>
          <table:table-cell table:style-name="Table1.A1" office:value-type="string">
            <text:p text:style-name="P13">voda, tekutina, kapalina, mokrá látka, nápoj</text:p>
          </table:table-cell>
        </table:table-row>
        <table:table-row table:style-name="Table1.119">
          <table:table-cell table:style-name="Table1.A1" office:value-type="string">
            <text:p text:style-name="P2">tenpo</text:p>
          </table:table-cell>
          <table:table-cell table:style-name="Table1.A1" office:value-type="string">
            <text:p text:style-name="P13">čas, událost, situace, okamžik, období</text:p>
          </table:table-cell>
        </table:table-row>
        <table:table-row table:style-name="Table1.120">
          <table:table-cell table:style-name="Table1.A1" office:value-type="string">
            <text:p text:style-name="P2">toki</text:p>
          </table:table-cell>
          <table:table-cell table:style-name="Table1.A1" office:value-type="string">
            <text:p text:style-name="P13">komunikovat, říct, myslet; rozhovor, příběh; jazyk</text:p>
          </table:table-cell>
        </table:table-row>
        <table:table-row table:style-name="Table1.121">
          <table:table-cell table:style-name="Table1.A1" office:value-type="string">
            <text:p text:style-name="P2">tomo</text:p>
          </table:table-cell>
          <table:table-cell table:style-name="Table1.A1" office:value-type="string">
            <text:p text:style-name="P13">vnitřní, domácí, pod střechou; budova, dům, místnost</text:p>
          </table:table-cell>
        </table:table-row>
        <table:table-row table:style-name="Table1.122">
          <table:table-cell table:style-name="Table1.A1" office:value-type="string">
            <text:p text:style-name="P15"><text:span text:style-name="T156">*</text:span>tonsi</text:p>
          </table:table-cell>
          <table:table-cell table:style-name="Table1.A1" office:value-type="string">
            <text:p text:style-name="P14">nebinární, generově diverzivní</text:p>
          </table:table-cell>
        </table:table-row>
        <table:table-row table:style-name="Table1.123">
          <table:table-cell table:style-name="Table1.A1" office:value-type="string">
            <text:p text:style-name="P2">tu</text:p>
          </table:table-cell>
          <table:table-cell table:style-name="Table1.A1" office:value-type="string">
            <text:p text:style-name="P13">dva; oddělit, rozpůlit</text:p>
          </table:table-cell>
        </table:table-row>
        <table:table-row table:style-name="Table1.124">
          <table:table-cell table:style-name="Table1.A1" office:value-type="string">
            <text:p text:style-name="P2">unpa</text:p>
          </table:table-cell>
          <table:table-cell table:style-name="Table1.A1" office:value-type="string">
            <text:p text:style-name="P13">sex, mít sex s</text:p>
          </table:table-cell>
        </table:table-row>
        <table:table-row table:style-name="Table1.125">
          <table:table-cell table:style-name="Table1.A1" office:value-type="string">
            <text:p text:style-name="P2">uta</text:p>
          </table:table-cell>
          <table:table-cell table:style-name="Table1.A1" office:value-type="string">
            <text:p text:style-name="P13">ústa, rty, chřtán, konzumační otvor</text:p>
          </table:table-cell>
        </table:table-row>
        <table:table-row table:style-name="Table1.126">
          <table:table-cell table:style-name="Table1.A1" office:value-type="string">
            <text:p text:style-name="P2">utala</text:p>
          </table:table-cell>
          <table:table-cell table:style-name="Table1.A1" office:value-type="string">
            <text:p text:style-name="P13">bojovat, soutěžit, bitva; soutěž, výzva; zápasit</text:p>
          </table:table-cell>
        </table:table-row>
        <table:table-row table:style-name="Table1.127">
          <table:table-cell table:style-name="Table1.A1" office:value-type="string">
            <text:p text:style-name="P2">walo</text:p>
          </table:table-cell>
          <table:table-cell table:style-name="Table1.A1" office:value-type="string">
            <text:p text:style-name="P13">světlý, bílý, bledý</text:p>
          </table:table-cell>
        </table:table-row>
        <table:table-row table:style-name="Table1.128">
          <table:table-cell table:style-name="Table1.A1" office:value-type="string">
            <text:p text:style-name="P2">wan</text:p>
          </table:table-cell>
          <table:table-cell table:style-name="Table1.A1" office:value-type="string">
            <text:p text:style-name="P13">jedna; jediný, sjednotit, spojit</text:p>
          </table:table-cell>
        </table:table-row>
        <table:table-row table:style-name="Table1.129">
          <table:table-cell table:style-name="Table1.A1" office:value-type="string">
            <text:p text:style-name="P2">waso</text:p>
          </table:table-cell>
          <table:table-cell table:style-name="Table1.A1" office:value-type="string">
            <text:p text:style-name="P13">pták, létající či okřídlené zvíře</text:p>
          </table:table-cell>
        </table:table-row>
        <table:table-row table:style-name="Table1.130">
          <table:table-cell table:style-name="Table1.A1" office:value-type="string">
            <text:p text:style-name="P2">wawa</text:p>
          </table:table-cell>
          <table:table-cell table:style-name="Table1.A1" office:value-type="string">
            <text:p text:style-name="P13">síla, energie; sebevědomý, intenzivní, rázný; úžasný</text:p>
          </table:table-cell>
        </table:table-row>
        <table:table-row table:style-name="Table1.131">
          <table:table-cell table:style-name="Table1.A1" office:value-type="string">
            <text:p text:style-name="P2">weka</text:p>
          </table:table-cell>
          <table:table-cell table:style-name="Table1.A1" office:value-type="string">
            <text:p text:style-name="P13">chybějící, daleký; odstranit</text:p>
          </table:table-cell>
        </table:table-row>
        <table:table-row table:style-name="Table1.132">
          <table:table-cell table:style-name="Table1.A1" office:value-type="string">
            <text:p text:style-name="P2">wile</text:p>
          </table:table-cell>
          <table:table-cell table:style-name="Table1.A1" office:value-type="string">
            <text:p text:style-name="P13">chtít, touha, prosba, potřeba</text:p>
          </table:table-cell>
        </table:table-row>
      </table:table>
      <text:p text:style-name="P15"><text:span text:style-name="T148"/></text:p>
      <text:p text:style-name="P21"/>
      <text:p text:style-name="P21">Pro konkrétnější online slovník navštěvte <text:a xlink:type="simple" xlink:href="https://linku.la/" text:style-name="Internet_20_link" text:visited-style-name="Visited_20_Internet_20_Link">linku.la</text:a><text:span text:style-name="T163">.</text:span></text:p>
      <text:p text:style-name="P19"/>
      <text:p text:style-name="P77"><text:span text:style-name="T148">*</text:span><text:span text:style-name="T144">Tato slova </text:span><text:span text:style-name="T137">nejsou součástí</text:span><text:span text:style-name="T138"> knihy </text:span><text:span text:style-name="T4">Toki Pona: The Language of Good</text:span><text:span text:style-name="T138">. </text:span><text:span text:style-name="T139">Přesto je </text:span><text:span text:style-name="T138">větš</text:span><text:span text:style-name="T139">ina</text:span><text:span text:style-name="T138"> komunity</text:span><text:span text:style-name="T140"> používá</text:span><text:span text:style-name="T138">.</text:span></text:p>
      <text:p text:style-name="P77"><text:span text:style-name="T137"/></text:p>
      <text:p text:style-name="P20"><text:span text:style-name="T149">**</text:span><text:span text:style-name="T150">V</text:span><text:span text:style-name="T133">zniklo jako aprílový </text:span><text:span text:style-name="T150">vtip</text:span><text:span text:style-name="T134">. Nemělo by být </text:span><text:span text:style-name="T135">bráno seriózně</text:span><text:span text:style-name="T13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1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04T11:56:04.193273542</meta:creation-date>
    <dc:date>2024-10-13T00:48:59.363000000</dc:date>
    <meta:editing-duration>PT3H36M1S</meta:editing-duration>
    <meta:editing-cycles>50</meta:editing-cycles>
    <meta:generator>LibreOffice/24.2.5.2$Windows_X86_64 LibreOffice_project/bffef4ea93e59bebbeaf7f431bb02b1a39ee8a59</meta:generator>
    <meta:print-date>2024-10-13T00:47:00.206000000</meta:print-date>
    <meta:printed-by>PDF files</meta:printed-by>
    <meta:document-statistic meta:table-count="1" meta:image-count="0" meta:object-count="0" meta:page-count="2" meta:paragraph-count="384" meta:word-count="1731" meta:character-count="10418" meta:non-whitespace-character-count="9058"/>
  </office:meta>
</office:document-meta>
</file>